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Mangal1" svg:font-family="Mangal"/>
    <style:font-face style:name="Myriad Pro Cond" svg:font-family="'Myriad Pro Cond', sans-serif"/>
    <style:font-face style:name="Myriad Pro" svg:font-family="'Myriad Pro', sans-serif"/>
    <style:font-face style:name="OpenSymbol" svg:font-family="OpenSymbol"/>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variant="normal" fo:text-transform="none"/>
    </style:style>
    <style:style style:name="P3" style:family="paragraph" style:parent-style-name="Text_20_body">
      <style:paragraph-properties fo:text-align="end" style:justify-single-word="false"/>
      <style:text-properties fo:font-size="16pt" style:font-size-asian="16pt" style:font-size-complex="16pt"/>
    </style:style>
    <style:style style:name="P4" style:family="paragraph" style:parent-style-name="Text_20_body">
      <style:paragraph-properties fo:text-align="end" style:justify-single-word="false"/>
    </style:style>
    <style:style style:name="P5" style:family="paragraph" style:parent-style-name="Text_20_body">
      <style:paragraph-properties>
        <style:tab-stops>
          <style:tab-stop style:position="5.017cm"/>
          <style:tab-stop style:position="7.98cm"/>
        </style:tab-stops>
      </style:paragraph-properties>
    </style:style>
    <style:style style:name="P6" style:family="paragraph" style:parent-style-name="Text_20_body">
      <style:paragraph-properties>
        <style:tab-stops>
          <style:tab-stop style:position="5.017cm"/>
          <style:tab-stop style:position="7.98cm"/>
        </style:tab-stops>
      </style:paragraph-properties>
      <style:text-properties fo:font-style="italic" fo:font-weight="bold" style:font-style-asian="italic" style:font-weight-asian="bold" style:font-style-complex="italic" style:font-weight-complex="bold"/>
    </style:style>
    <style:style style:name="P7" style:family="paragraph" style:parent-style-name="Text_20_body">
      <style:paragraph-properties fo:margin-left="0.635cm" fo:margin-right="0cm" fo:margin-top="0cm" fo:margin-bottom="0.423cm" fo:text-indent="0cm" style:auto-text-indent="false"/>
      <style:text-properties fo:font-size="10pt"/>
    </style:style>
    <style:style style:name="P8" style:family="paragraph" style:parent-style-name="Text_20_body">
      <style:paragraph-properties fo:margin-left="2.133cm" fo:margin-right="0cm" fo:text-indent="-0.635cm" style:auto-text-indent="false"/>
    </style:style>
    <style:style style:name="P9" style:family="paragraph" style:parent-style-name="Text_20_body">
      <style:paragraph-properties fo:margin-left="2.133cm" fo:margin-right="0cm" fo:margin-top="0cm" fo:margin-bottom="0.423cm" fo:text-indent="-0.635cm" style:auto-text-indent="false"/>
    </style:style>
    <style:style style:name="P10" style:family="paragraph" style:parent-style-name="Table_20_Contents">
      <style:paragraph-properties fo:margin-left="0.199cm" fo:margin-right="0.199cm" fo:margin-top="0.212cm" fo:margin-bottom="0cm" fo:text-align="center" style:justify-single-word="false" fo:text-indent="0cm" style:auto-text-indent="false" fo:padding="0cm" fo:border="none"/>
      <style:text-properties style:font-name="Myriad Pro Cond" fo:font-size="16pt" fo:font-weight="bold"/>
    </style:style>
    <style:style style:name="P11" style:family="paragraph" style:parent-style-name="Table_20_Contents">
      <style:paragraph-properties fo:margin-left="0.199cm" fo:margin-right="0.199cm" fo:margin-top="0cm" fo:margin-bottom="0cm" fo:text-indent="0cm" style:auto-text-indent="false" fo:padding="0cm" fo:border="none"/>
    </style:style>
    <style:style style:name="P12" style:family="paragraph" style:parent-style-name="Table_20_Contents">
      <style:paragraph-properties fo:margin-left="0.199cm" fo:margin-right="0.199cm" fo:margin-top="0cm" fo:margin-bottom="0cm" fo:text-align="center" style:justify-single-word="false" fo:text-indent="0cm" style:auto-text-indent="false" fo:padding="0cm" fo:border="none"/>
      <style:text-properties style:font-name="Myriad Pro"/>
    </style:style>
    <style:style style:name="P13" style:family="paragraph" style:parent-style-name="Text">
      <style:paragraph-properties fo:break-before="page"/>
    </style:style>
    <style:style style:name="P14" style:family="paragraph" style:parent-style-name="Text_20_body">
      <style:paragraph-properties fo:break-before="page"/>
    </style:style>
    <style:style style:name="P15" style:family="paragraph" style:parent-style-name="Code-sh">
      <style:text-properties style:font-name="Lucida Console1"/>
    </style:style>
    <style:style style:name="P16" style:family="paragraph" style:parent-style-name="Standard">
      <style:text-properties style:use-window-font-color="true" style:font-name="Lucida Console1" fo:font-size="9pt" style:font-name-asian="Lucida Console1" style:font-size-asian="9pt" style:font-name-complex="Lucida Console1" style:font-size-complex="9pt"/>
    </style:style>
    <style:style style:name="P17" style:family="paragraph" style:parent-style-name="Standard">
      <style:paragraph-properties style:text-autospace="none"/>
      <style:text-properties style:use-window-font-color="true" style:font-name="Lucida Console1" fo:font-size="9pt" style:font-name-asian="Lucida Console1" style:font-size-asian="9pt" style:font-name-complex="Lucida Console1" style:font-size-complex="9pt"/>
    </style:style>
    <style:style style:name="P18" style:family="paragraph" style:parent-style-name="Preformatted_20_Text">
      <style:paragraph-properties fo:margin-top="0cm" fo:margin-bottom="0.499cm"/>
    </style:style>
    <style:style style:name="P19" style:family="paragraph" style:parent-style-name="Text_20_body" style:list-style-name="L2"/>
    <style:style style:name="P20" style:family="paragraph" style:parent-style-name="Text_20_body">
      <style:paragraph-properties fo:text-align="end"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end" style:justify-single-word="false" fo:break-before="page"/>
    </style:style>
    <style:style style:name="P23" style:family="paragraph" style:parent-style-name="Heading_20_3" style:list-style-name="L1"/>
    <style:style style:name="P24" style:family="paragraph" style:parent-style-name="Heading_20_3" style:list-style-name="L1">
      <style:text-properties fo:font-variant="normal" fo:text-transform="none"/>
    </style:style>
    <style:style style:name="P25" style:family="paragraph" style:parent-style-name="Heading_20_3" style:list-style-name="L1">
      <style:text-properties style:use-window-font-color="true" fo:font-style="normal" style:font-style-asian="normal" style:font-style-complex="normal"/>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list-style-name="L1"/>
    <style:style style:name="P29" style:family="paragraph" style:parent-style-name="Heading_20_1" style:list-style-name="L1"/>
    <style:style style:name="P30" style:family="paragraph" style:parent-style-name="Heading_20_1" style:list-style-name="L1">
      <style:paragraph-properties fo:break-before="page"/>
    </style:style>
    <style:style style:name="P31" style:family="paragraph" style:parent-style-name="Standard">
      <style:text-properties style:use-window-font-color="true" style:font-name="Lucida Console1" fo:font-size="9pt" style:font-name-asian="Lucida Console1" style:font-size-asian="9pt" style:font-name-complex="Lucida Console1" style:font-size-complex="9pt"/>
    </style:style>
    <style:style style:name="P32" style:family="paragraph" style:parent-style-name="Standard">
      <style:paragraph-properties style:text-autospace="none"/>
      <style:text-properties style:use-window-font-color="true" style:font-name="Lucida Console1" fo:font-size="9pt" style:font-name-asian="Lucida Console1" style:font-size-asian="9pt" style:font-name-complex="Lucida Console1" style:font-size-complex="9pt"/>
    </style:style>
    <style:style style:name="P33" style:family="paragraph" style:parent-style-name="Title" style:master-page-name="First_20_Page">
      <style:paragraph-properties style:page-number="auto"/>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ff" fo:font-weight="bold"/>
    </style:style>
    <style:style style:name="T4" style:family="text">
      <style:text-properties fo:color="#990000"/>
    </style:style>
    <style:style style:name="T5" style:family="text">
      <style:text-properties fo:color="#990000" fo:font-style="italic" style:font-style-asian="italic" style:font-style-complex="italic"/>
    </style:style>
    <style:style style:name="T6" style:family="text">
      <style:text-properties fo:color="#ff0000"/>
    </style:style>
    <style:style style:name="T7" style:family="text">
      <style:text-properties fo:font-variant="normal" fo:text-transform="none" style:font-name="Wingdings" fo:font-size="10pt"/>
    </style:style>
    <style:style style:name="T8" style:family="text">
      <style:text-properties style:font-name="Wingdings" fo:font-size="10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color="#9a1900" fo:font-style="italic"/>
    </style:style>
    <style:style style:name="T12" style:family="text">
      <style:text-properties fo:font-style="normal" style:font-style-asian="normal" style:font-style-complex="normal"/>
    </style:style>
    <style:style style:name="T13" style:family="text">
      <style:text-properties style:font-style-asian="normal" style:font-style-complex="normal"/>
    </style:style>
    <style:style style:name="T14" style:family="text">
      <style:text-properties fo:color="#993399"/>
    </style:style>
    <style:style style:name="T15" style:family="text">
      <style:text-properties style:font-name="Times New Roman"/>
    </style:style>
    <style:style style:name="T16" style:family="text">
      <style:text-properties fo:font-weight="bold"/>
    </style:style>
    <style:style style:name="T17" style:family="text">
      <style:text-properties style:use-window-font-color="true" style:font-name="Lucida Console1" fo:font-size="9pt" style:font-name-asian="Lucida Console1" style:font-size-asian="9pt" style:font-name-complex="Lucida Console1" style:font-size-complex="9pt"/>
    </style:style>
    <style:style style:name="T18" style:family="text">
      <style:text-properties style:use-window-font-color="true" fo:font-size="9pt" style:font-size-asian="9pt" style:font-size-complex="9pt"/>
    </style:style>
    <style:style style:name="fr1" style:family="graphic" style:parent-style-name="Frame">
      <style:graphic-properties style:run-through="foreground" style:wrap="none" style:vertical-pos="middle" style:vertical-rel="baseline" style:horizontal-pos="center" style:horizontal-rel="paragraph" fo:background-color="#ffcc99" style:background-transparency="0%" style:shadow="none">
        <style:background-image/>
        <style:columns fo:column-count="1" fo:column-gap="0cm"/>
      </style:graphic-properties>
    </style:style>
    <style:style style:name="fr2" style:family="graphic" style:parent-style-name="Graphics">
      <style:graphic-properties style:vertical-pos="top" style:vertical-rel="paragraph-content"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IF 0 = 1 &quot;     &quot; &quot;&quot;"/>
        <text:user-field-decl office:value-type="string" office:string-value="" text:name="\IF 0 = 2 &quot;               &quot; &quot;&quot;"/>
        <text:user-field-decl office:value-type="string" office:string-value="" text:name="\IF 0 = 3 &quot;               &quot; &quot;&quot;"/>
        <text:user-field-decl office:value-type="string" office:string-value="" text:name="\IF NON = &quot;OUI&quot; &quot;X&quot; &quot;&quot;"/>
        <text:user-field-decl office:value-type="string" office:string-value="" text:name="\IF OUI = &quot;OUI&quot; &quot;X&quot; &quot;&quot;"/>
      </text:user-field-decls>
      <text:p text:style-name="P33">Secteur Tertiaire Informatique</text:p>
      <text:p text:style-name="Title">Filière étude - développement</text:p>
      <text:p text:style-name="Subtitle">Activité <text:subject>Développer la persistance des données</text:subject></text:p>
      <text:p text:style-name="Subtitle">Rapport de base de données</text:p>
      <text:p text:style-name="Text_20_body"/>
      <text:p text:style-name="Text_20_body"/>
      <text:p text:style-name="Text_20_body"/>
      <text:p text:style-name="Text_20_body"/>
      <text:p text:style-name="Text_20_body"/>
      <text:p text:style-name="P3">Romain Heller</text:p>
      <text:p text:style-name="P4">Afpa 2014.</text:p>
      <text:p text:style-name="P4"/>
      <text:p text:style-name="P22"/>
      <text:p text:style-name="P4"/>
      <text:p text:style-name="P4"/>
      <text:p text:style-name="P4"/>
      <text:p text:style-name="P4"/>
      <text:p text:style-name="P4"/>
      <text:p text:style-name="P1"/>
      <text:p text:style-name="P1">Un grand MERCI à toutes les personnes qui m'ont permis de revenir vers ce métier passionnant qu'est l'Informatique. Sans eux, je livrerai encore des journaux, quelque soit le temps !</text:p>
      <text:p text:style-name="P1"/>
      <text:p text:style-name="P1"/>
      <text:p text:style-name="P1">Merci au Personnel de l'Afpa, qui ont su gérer nos petits tracas, et qui ont facilité notre quotidien.</text:p>
      <text:p text:style-name="P1"/>
      <text:p text:style-name="P1"/>
      <text:p text:style-name="P1">Merci à Gilbert dont l'enseignement m'a redonné l'envie d'apprendre tout en me confortant dans mon désir de re-devenir informaticien, pour sa vision globale et parfois engagée des choses de la vie, ainsi que pour toutes ces heures passées à essayer de comprendre nos erreurs !</text:p>
      <text:p text:style-name="P1"/>
      <text:p text:style-name="P1"/>
      <text:p text:style-name="P1">Merci à ma fille, dont un simple regard repose mes yeux, même après 12 heures devant un écran !</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7"><text:s/>1 Cahier des charges<text:tab/>4</text:p>
          <text:p text:style-name="P27"><text:s/>2 Modéliser les données<text:tab/>4</text:p>
          <text:p text:style-name="P26"><text:s/>2.1 Le dictionnaire des données<text:tab/>4</text:p>
          <text:p text:style-name="P26"><text:s/>2.2 Les règles de gestion<text:tab/>6</text:p>
          <text:p text:style-name="P26"><text:s/>2.3 MCD<text:tab/>7</text:p>
          <text:p text:style-name="P34"><text:s/>2.3.1 Contraintes d’intégrité<text:tab/>10</text:p>
          <text:p text:style-name="P34"><text:s/>2.3.2 Dépendances fonctionnelles<text:tab/>10</text:p>
          <text:p text:style-name="P26"><text:s/>2.4 MLR<text:tab/>10</text:p>
          <text:p text:style-name="P27"><text:s/>3 Les utilisateurs et les droits<text:tab/>12</text:p>
          <text:p text:style-name="P26"><text:s/>3.1 Les profils<text:tab/>12</text:p>
          <text:p text:style-name="P26"><text:s/>3.2 Les utilisateurs<text:tab/>12</text:p>
          <text:p text:style-name="P34"><text:s/>3.2.1 L'Administrateur<text:tab/>12</text:p>
          <text:p text:style-name="P34"><text:s/>3.2.2 Le Manager<text:tab/>12</text:p>
          <text:p text:style-name="P34"><text:s/>3.2.3 Le Consultant<text:tab/>13</text:p>
          <text:p text:style-name="P34"><text:s/>3.2.4 Scripts sql de création des utilisateurs<text:tab/>13</text:p>
          <text:p text:style-name="P26"><text:s/>3.3 Les Rôles<text:tab/>13</text:p>
          <text:p text:style-name="P27"><text:s/>4 La mise en place de la base de données<text:tab/>15</text:p>
          <text:p text:style-name="P26"><text:s/>4.1 Création de la base<text:tab/>15</text:p>
          <text:p text:style-name="P34"><text:s/>4.1.1 Création du Schéma<text:tab/>15</text:p>
          <text:p text:style-name="P34"><text:s/>4.1.2 Création du Tablespace<text:tab/>15</text:p>
          <text:p text:style-name="P26"><text:s/>4.2 Peuplement de la base<text:tab/>15</text:p>
          <text:p text:style-name="P34"><text:s/>4.2.1 Les données applicatives<text:tab/>15</text:p>
          <text:p text:style-name="P34"><text:s/>4.2.2 Les données métier<text:tab/>15</text:p>
          <text:p text:style-name="P34"><text:s/>4.2.3 Le jeu de test<text:tab/>16</text:p>
          <text:p text:style-name="P26"><text:s/>4.3 Scripts d'installation de la base<text:tab/>16</text:p>
          <text:p text:style-name="P26"><text:s/>4.4 Sauvegarde et restauration<text:tab/>17</text:p>
          <text:p text:style-name="P34"><text:s/>4.4.1 Exemples<text:tab/>17</text:p>
          <text:p text:style-name="P34"><text:s/>4.4.2 Scripts de sauvegarde et restauration<text:tab/>17</text:p>
          <text:p text:style-name="P27"><text:s/>5 Manipuler les données avec SQL<text:tab/>17</text:p>
          <text:p text:style-name="P26"><text:s/>5.1 Requêtes SQL<text:tab/>17</text:p>
          <text:p text:style-name="P34"><text:s/>5.1.1 Afficher tout les Individus contenus dans la base<text:tab/>17</text:p>
          <text:p text:style-name="P34"><text:s/>5.1.2 Les Groupes jouant un titre donné<text:tab/>18</text:p>
          <text:p text:style-name="P34"><text:s/>5.1.3 Les e-mails non conformes<text:tab/>18</text:p>
          <text:p text:style-name="P26"><text:s/>5.2 XML<text:tab/>18</text:p>
          <text:p text:style-name="P34"><text:s/>5.2.1 Les Individus<text:tab/>19</text:p>
          <text:p text:style-name="P34"><text:s/>5.2.2 Les Pays représentés par un groupe donné<text:tab/>19</text:p>
          <text:p text:style-name="P26"><text:s/>5.3 HTML<text:tab/>19</text:p>
          <text:p text:style-name="P34"><text:s/>5.3.1 Liste de tout les pays en &lt;div&gt;<text:tab/>20</text:p>
          <text:p text:style-name="P34"><text:s/>5.3.2 Liste des Pays pour un <text:s/>formulaire &lt;select&gt;<text:tab/>20</text:p>
          <text:p text:style-name="P27"><text:s/>6 Programmer dans le langage du SGBD<text:tab/>20</text:p>
          <text:p text:style-name="P34"><text:s/>6.1.1 Exemples<text:tab/>21</text:p>
          <text:p text:style-name="P34"><text:s/>6.1.2 Tests<text:tab/>23</text:p>
        </text:index-body>
      </text:table-of-content>
      <text:p text:style-name="Text"/>
      <text:list xml:id="list7956322046290962779" text:style-name="L1">
        <text:list-item>
          <text:h text:style-name="P30" text:outline-level="1" text:restart-numbering="true" text:start-value="-1">Cahier des charges</text:h>
        </text:list-item>
      </text:list>
      <text:p text:style-name="P7">Une association de groupes folkloriques souhaite mettre en place une application permettant de gérer les groupes qui lui sont affiliés ainsi que les rencontres culturelles où les groupes peuvent participer.</text:p>
      <text:p text:style-name="P7">Vous trouverez le Cahier des charges en Annexe cpp1-1.</text:p>
      <text:list xml:id="list37407272" text:continue-numbering="true" text:style-name="L1">
        <text:list-item>
          <text:h text:style-name="P29" text:outline-level="1">Modéliser les données</text:h>
          <text:list>
            <text:list-item>
              <text:h text:style-name="P28" text:outline-level="2">Le dictionnaire des données</text:h>
            </text:list-item>
          </text:list>
        </text:list-item>
      </text:list>
      <text:p text:style-name="P6">Nom<text:tab/>Type<text:tab/>Rattachement</text:p>
      <text:p text:style-name="P5">adr_cp<text:tab/>AV(12, )<text:tab/>adresses</text:p>
      <text:p text:style-name="P5">adr_label<text:tab/>AV(128, )<text:tab/>adresses</text:p>
      <text:p text:style-name="P5">adr_pays<text:tab/>A(32, )<text:tab/>adresses</text:p>
      <text:p text:style-name="P5">adr_ville<text:tab/>AV(128, )<text:tab/>adresses</text:p>
      <text:p text:style-name="P5">adresseType_label<text:tab/>AV(32, )<text:tab/>adresseTypes</text:p>
      <text:p text:style-name="P5">adresseType_usage<text:tab/>AV(128, )<text:tab/>adresseTypes</text:p>
      <text:p text:style-name="P5">caracteristiques<text:tab/>AV(32, )<text:tab/>groupes</text:p>
      <text:p text:style-name="P5">civilite_abrv<text:tab/>AV(32, )<text:tab/>civilites</text:p>
      <text:p text:style-name="P5">civilite_label<text:tab/>AV(128, )<text:tab/>civilites</text:p>
      <text:p text:style-name="P5">civilite_usage<text:tab/>AV(256, )<text:tab/>civilites</text:p>
      <text:p text:style-name="P5">date_apparition_oeuvre<text:tab/>D(8, )<text:tab/>oeuvres</text:p>
      <text:p text:style-name="P5">date_debut<text:tab/>D(8, )<text:tab/>rencontres</text:p>
      <text:p text:style-name="P5">date_entree<text:tab/>D(8, )<text:tab/>est_membre</text:p>
      <text:p text:style-name="P5">date_fin<text:tab/>D(8, )<text:tab/>rencontres</text:p>
      <text:p text:style-name="P5">date_naissance<text:tab/>D(8, )<text:tab/>individus</text:p>
      <text:p text:style-name="P5">date_passage<text:tab/>A(32, )<text:tab/>programme</text:p>
      <text:p text:style-name="P5">date_sortie<text:tab/>D(8, )<text:tab/>est_membre</text:p>
      <text:p text:style-name="P5">denomination<text:tab/>AV(32, )<text:tab/>groupes</text:p>
      <text:p text:style-name="P5">duree_oeuvre<text:tab/>H(4, )<text:tab/>oeuvres</text:p>
      <text:p text:style-name="P5">duree_prevue<text:tab/>H(4, )<text:tab/>se_compose_de</text:p>
      <text:p text:style-name="P5">email_label<text:tab/>AV(128, )<text:tab/>emails</text:p>
      <text:p text:style-name="P5">emailType_label<text:tab/>AV(128, )<text:tab/>emailTypes</text:p>
      <text:p text:style-name="P5">emailType_usage<text:tab/>AV(128, )<text:tab/>emailTypes</text:p>
      <text:p text:style-name="P6"><text:soft-page-break/>Nom<text:tab/>Type<text:tab/>Rattachement</text:p>
      <text:p text:style-name="P5">heure_debut<text:tab/>H(4, )<text:tab/>programme</text:p>
      <text:p text:style-name="P5">heure_fin<text:tab/>H(4, )<text:tab/>programme</text:p>
      <text:p text:style-name="P5">Id_adresse<text:tab/>NS(2, )<text:tab/>adresses</text:p>
      <text:p text:style-name="P5">Id_adresseType<text:tab/>NS(2, )<text:tab/>adresseTypes</text:p>
      <text:p text:style-name="P5">Id_civilite<text:tab/>NS(2, )<text:tab/>civilitesi</text:p>
      <text:p text:style-name="P5">Id_email<text:tab/>NS(2, )<text:tab/>emails</text:p>
      <text:p text:style-name="P5">Id_emailType<text:tab/>NS(2, )<text:tab/>emailTypes</text:p>
      <text:p text:style-name="P5">Id_groupe<text:tab/>NS(2, )<text:tab/>groupes</text:p>
      <text:p text:style-name="P5">Id_individu<text:tab/>NS(2, )<text:tab/>individus<text:tab/></text:p>
      <text:p text:style-name="P5">Id_instrument<text:tab/>NS(2, )<text:tab/>instruments<text:tab/></text:p>
      <text:p text:style-name="P5">Id_lieu<text:tab/>NS(2, )<text:tab/>lieux<text:tab/></text:p>
      <text:p text:style-name="P5">Id_lieuRepresentation<text:tab/>NS(2, )<text:tab/>lieuxRepresentation<text:tab/></text:p>
      <text:p text:style-name="P5">Id_oeuvre<text:tab/>NS(32, )<text:tab/>oeuvres<text:tab/></text:p>
      <text:p text:style-name="P5">Id_oeuvreType<text:tab/>NS(2, )<text:tab/>oeuvreTypes<text:tab/></text:p>
      <text:p text:style-name="P5">Id_pays<text:tab/>NS(3, )<text:tab/>pays<text:tab/></text:p>
      <text:p text:style-name="P5">Id_programme<text:tab/>NS(2, )<text:tab/>programme<text:tab/></text:p>
      <text:p text:style-name="P5">Id_region<text:tab/>NS(2, )<text:tab/>regions</text:p>
      <text:p text:style-name="P5">Id_rencontre<text:tab/>NS(2, )<text:tab/>rencontres<text:tab/></text:p>
      <text:p text:style-name="P5">Id_rencontreType<text:tab/>NS(2, )<text:tab/>RencontreTypes<text:tab/></text:p>
      <text:p text:style-name="P5">Id_responsabilite<text:tab/>NS(2, )<text:tab/>responsabilites</text:p>
      <text:p text:style-name="P5">Id_specialite<text:tab/>NS(2, )<text:tab/>specialites</text:p>
      <text:p text:style-name="P5">Id_telephone<text:tab/>NS(2, )<text:tab/>telephones</text:p>
      <text:p text:style-name="P5">Id_telType<text:tab/>NS(2, )<text:tab/>telephoneTypes</text:p>
      <text:p text:style-name="P5">Id_utilisateur<text:tab/>NS(2, )<text:tab/>utilisateurs</text:p>
      <text:p text:style-name="P5">instrument_label<text:tab/>AV(32, )<text:tab/>instruments</text:p>
      <text:p text:style-name="P5">lieu_label<text:tab/>AV(32, )<text:tab/>lieux</text:p>
      <text:p text:style-name="P5">lieuRepresentation_label<text:tab/>AV(32, )<text:tab/>lieuxRepresentation</text:p>
      <text:p text:style-name="P5">nb_personnes<text:tab/>NS(8, )<text:tab/>rencontres<text:tab/></text:p>
      <text:p text:style-name="P5">usernom<text:tab/>A(32, )<text:tab/>user_oracle</text:p>
      <text:p text:style-name="P5">nom<text:tab/>AV(32, )<text:tab/>individus</text:p>
      <text:p text:style-name="P5">nom<text:tab/>AV(32, )<text:tab/>rencontres</text:p>
      <text:p text:style-name="P5">num_telephone<text:tab/>AV(15, )<text:tab/>telephones</text:p>
      <text:p text:style-name="P5">oeuvreType_label<text:tab/>AV(32, )<text:tab/>oeuvreTypes</text:p>
      <text:p text:style-name="P6"><text:soft-page-break/>Nom<text:tab/>Type<text:tab/>Rattachement</text:p>
      <text:p text:style-name="P5">password<text:tab/>A(32, )<text:tab/>user_oracle</text:p>
      <text:p text:style-name="P5">password_profil<text:tab/>A(32, )<text:tab/>profils</text:p>
      <text:p text:style-name="P5">pays_label<text:tab/>AV(32, )<text:tab/>pays</text:p>
      <text:p text:style-name="P5">periodicite<text:tab/>AV(12, )<text:tab/>rencontres</text:p>
      <text:p text:style-name="P5">prenom<text:tab/>AV(32, )<text:tab/>individus</text:p>
      <text:p text:style-name="P5">profil<text:tab/>A(32, )<text:tab/>user_oracle</text:p>
      <text:p text:style-name="P5">profil_label<text:tab/>AV(128, )<text:tab/>profils</text:p>
      <text:p text:style-name="P5">region_label<text:tab/>AV(32, )<text:tab/>regions</text:p>
      <text:p text:style-name="P5">rencontreType_label<text:tab/>AV(32, )<text:tab/>RencontreTypes</text:p>
      <text:p text:style-name="P5">responsabilite_label<text:tab/>AV(32, )<text:tab/>responsabilites</text:p>
      <text:p text:style-name="P5">role<text:tab/>A(32, )<text:tab/>user_oracle</text:p>
      <text:p text:style-name="P5">specialite_label<text:tab/>AV(32, )<text:tab/>specialites</text:p>
      <text:p text:style-name="P5">telType_label<text:tab/>AV(12, )<text:tab/>telephoneTypes</text:p>
      <text:p text:style-name="P5">telType_usage<text:tab/>AV(128, )<text:tab/>telephoneTypes</text:p>
      <text:p text:style-name="P5">titre_oeuvre<text:tab/>AV(128, )<text:tab/>oeuvres</text:p>
      <text:p text:style-name="P5">utilisateur_label<text:tab/>AV(32, )<text:tab/>utilisateurs</text:p>
      <text:p text:style-name="P5"/>
      <text:list xml:id="list37418937" text:continue-numbering="true" text:style-name="L1">
        <text:list-item>
          <text:list>
            <text:list-item>
              <text:h text:style-name="P28" text:outline-level="2">Les règles de gestion</text:h>
            </text:list-item>
          </text:list>
        </text:list-item>
      </text:list>
      <text:p text:style-name="P8"><text:span text:style-name="T8">§</text:span><text:span text:style-name="T7">  </text:span><text:span text:style-name="T1">Interrogation des groupes jouant un titre donné. </text:span></text:p>
      <text:p text:style-name="P8"><text:span text:style-name="T8">§</text:span><text:span text:style-name="T7">  </text:span><text:span text:style-name="T1">Interrogation des rencontres où un titre a été interprété. </text:span></text:p>
      <text:p text:style-name="P8"><text:span text:style-name="T8">§</text:span><text:span text:style-name="T7">  </text:span><text:span text:style-name="T1">Interrogation des membres ayant une spécialité donnée pour une rencontre donnée. </text:span></text:p>
      <text:p text:style-name="P8"><text:span text:style-name="T8">§</text:span><text:span text:style-name="T7">  </text:span><text:span text:style-name="T1">Interrogation des titres de plus de x minutes pour un pays ou une région donnés. </text:span></text:p>
      <text:p text:style-name="P8"><text:span text:style-name="T8">§</text:span><text:span text:style-name="T7">  </text:span><text:span text:style-name="T1">Interrogation des rencontres ayant eu n groupes participants. </text:span></text:p>
      <text:p text:style-name="P9"><text:span text:style-name="T8">§</text:span><text:span text:style-name="T7">  </text:span><text:span text:style-name="T1">Interrogation des rencontres où on a joué d'un instrument donné </text:span></text:p>
      <text:p text:style-name="Text_20_body"/>
      <text:list xml:id="list37417847" text:continue-numbering="true" text:style-name="L1">
        <text:list-item>
          <text:list>
            <text:list-item>
              <text:h text:style-name="P28" text:outline-level="2"><text:soft-page-break/>MCD</text:h>
            </text:list-item>
          </text:list>
        </text:list-item>
      </text:list>
      <text:p text:style-name="Text_20_body"><draw:frame draw:style-name="fr2" draw:name="MCD" text:anchor-type="paragraph" svg:width="17cm" style:rel-width="100%" svg:height="21.818cm" style:rel-height="92%" draw:z-index="0"><draw:image xlink:href="../images/Air2Java-MCD.jpg" xlink:type="simple" xlink:show="embed" xlink:actuate="onLoad"/><svg:title>Modèle Conceptuel de Données</svg:title></draw:frame><text:soft-page-break/></text:p>
      <text:list xml:id="list37421993" text:continue-numbering="true" text:style-name="L1">
        <text:list-item>
          <text:list>
            <text:list-item>
              <text:list>
                <text:list-item>
                  <text:h text:style-name="P23" text:outline-level="3"><text:soft-page-break/>Contraintes d’intégrité</text:h>
                </text:list-item>
              </text:list>
            </text:list-item>
          </text:list>
        </text:list-item>
      </text:list>
      <text:p text:style-name="Text_20_body">La modélisation essaye de respecter au maximum les formes normales. En particulier :</text:p>
      <text:list xml:id="list8281884288799780250" text:style-name="L2">
        <text:list-item>
          <text:p text:style-name="P19">Aucun des attributs participant à une clef primaire ne peut avoir la valeur null.</text:p>
        </text:list-item>
        <text:list-item>
          <text:p text:style-name="P19">Toutes les valeurs d'une clef étrangère se retrouvent comme valeur de la clef primaire de la relation référée (ensemble des valeurs de la clef étrangère est <text:span text:style-name="T16">inclus </text:span>au sens large dans l'ensemble des valeurs de la clef primaire).</text:p>
        </text:list-item>
      </text:list>
      <text:list xml:id="list37410503" text:continue-list="list37421993" text:style-name="L1">
        <text:list-item>
          <text:list>
            <text:list-item>
              <text:list>
                <text:list-item>
                  <text:h text:style-name="P23" text:outline-level="3">Dépendances fonctionnelles</text:h>
                </text:list-item>
              </text:list>
            </text:list-item>
          </text:list>
        </text:list-item>
      </text:list>
      <text:p text:style-name="Text_20_body"><text:bookmark text:name="_Toc303774430"/><text:bookmark text:name="_Toc303774459"/>Le respect de la 3ème forme normale nous protège des dépendances entre les attributs ne faisant pas partie de la clé primaire.</text:p>
      <text:list xml:id="list37415054" text:continue-numbering="true" text:style-name="L1">
        <text:list-item>
          <text:list>
            <text:list-item>
              <text:h text:style-name="P28" text:outline-level="2">MLR<text:bookmark text:name="_Toc265862645"/><text:bookmark text:name="_Toc303774431"/><text:bookmark text:name="_Toc303774460"/></text:h>
            </text:list-item>
          </text:list>
        </text:list-item>
      </text:list>
      <text:p text:style-name="Text_20_body"><draw:frame draw:style-name="fr3" draw:name="images3" text:anchor-type="paragraph" svg:width="17cm" svg:height="18.995cm" draw:z-index="1"><draw:image xlink:href="../images/Air2Java-MLRt.jpg" xlink:type="simple" xlink:show="embed" xlink:actuate="onLoad"/></draw:frame><text:soft-page-break/></text:p>
      <text:list xml:id="list37392198" text:continue-numbering="true" text:style-name="L1">
        <text:list-item>
          <text:h text:style-name="P30" text:outline-level="1">Les utilisateurs et les droits</text:h>
        </text:list-item>
      </text:list>
      <text:p text:style-name="Text_20_body">On peut se connecter à la Base de Donnée avec trois comptes utilisateurs ayant chacun des droits différents.</text:p>
      <text:p text:style-name="Text_20_body">Les droits sont gérés par le mécanisme fournit par Oracle : Utilisateur / Profil / Rôle./ Privilèges</text:p>
      <text:p text:style-name="Text_20_body">Un utilisateur se connecte à la Base selon les modalités définies par son profil, et pourra manipuler le contenu de la Base en fonction des privilèges donnés à son Rôle.</text:p>
      <text:p text:style-name="Text_20_body">Ici, l'utilisation des rôles peut sembler redondante, mais cela simplifiera la gestion des droits si l'application doit se décliner dans plusieurs version (différentes plate-formes, par exemple client Java, site Web, application mobile, ...).</text:p>
      <text:list xml:id="list37408420" text:continue-numbering="true" text:style-name="L1">
        <text:list-item>
          <text:list>
            <text:list-item>
              <text:h text:style-name="P28" text:outline-level="2">Les profils</text:h>
            </text:list-item>
          </text:list>
        </text:list-item>
      </text:list>
      <text:p text:style-name="Text_20_body">Sous <text:span text:style-name="T10">Oracle</text:span>, un <text:span text:style-name="T10">profile</text:span> définit les règles d'accès aux ressources de la base.</text:p>
      <text:p text:style-name="Text_20_body">Les trois profils Administrateur, Utilisateur et Consultant seront donc assez proches, les différences notables portant sur la durée de connexion et le nombre d'essais possibles.</text:p>
      <text:p text:style-name="Code-SQL"><text:span text:style-name="Code_20_-_20_SQL"><text:span text:style-name="T11">-- ----------------------------------------</text:span></text:span></text:p>
      <text:p text:style-name="Code-SQL"><text:span text:style-name="Code_20_-_20_SQL"><text:span text:style-name="T11">-- Profiles</text:span></text:span></text:p>
      <text:p text:style-name="Code-SQL"><text:span text:style-name="Code_20_-_20_SQL"><text:span text:style-name="T11">–- ----------------------------------------</text:span></text:span></text:p>
      <text:p text:style-name="Code-SQL"><text:span text:style-name="Code_20_-_20_SQL"><text:span text:style-name="T3">DROP</text:span></text:span><text:span text:style-name="Code_20_-_20_SQL"> PROFILE Air2Java_Admin CASCADE</text:span><text:span text:style-name="Code_20_-_20_SQL"><text:span text:style-name="T4">;</text:span></text:span></text:p>
      <text:p text:style-name="Code-SQL"><text:span text:style-name="Code_20_-_20_SQL"><text:span text:style-name="T3">CREATE</text:span></text:span><text:span text:style-name="Code_20_-_20_SQL"> PROFILE Air2Java_Admin <text:s text:c="3"/></text:span><text:span text:style-name="Code_20_-_20_SQL"><text:span text:style-name="T3">LIMIT</text:span></text:span><text:span text:style-name="Code_20_-_20_SQL"> </text:span></text:p>
      <text:p text:style-name="Code-SQL"><text:span text:style-name="Code_20_-_20_SQL"><text:s text:c="8"/>SESSIONS_PER_USER <text:s text:c="9"/>UNLIMITED </text:span></text:p>
      <text:p text:style-name="Code-SQL"><text:span text:style-name="Code_20_-_20_SQL"><text:s text:c="8"/>CPU_PER_SESSION <text:s text:c="11"/>UNLIMITED </text:span></text:p>
      <text:p text:style-name="Code-SQL"><text:span text:style-name="Code_20_-_20_SQL"><text:s text:c="8"/>CPU_PER_CALL <text:s text:c="14"/></text:span><text:span text:style-name="Code_20_-_20_SQL"><text:span text:style-name="T14">3000</text:span></text:span><text:span text:style-name="Code_20_-_20_SQL"> </text:span></text:p>
      <text:p text:style-name="Code-SQL"><text:span text:style-name="Code_20_-_20_SQL"><text:s text:c="8"/>CONNECT_TIME <text:s text:c="14"/></text:span><text:span text:style-name="Code_20_-_20_SQL"><text:span text:style-name="T14">45</text:span></text:span><text:span text:style-name="Code_20_-_20_SQL"> </text:span></text:p>
      <text:p text:style-name="Code-SQL"><text:span text:style-name="Code_20_-_20_SQL"><text:s text:c="8"/>LOGICAL_READS_PER_SESSION <text:s/></text:span><text:span text:style-name="Code_20_-_20_SQL"><text:span text:style-name="T3">DEFAULT</text:span></text:span><text:span text:style-name="Code_20_-_20_SQL"> </text:span></text:p>
      <text:p text:style-name="Code-SQL"><text:span text:style-name="Code_20_-_20_SQL"><text:s text:c="8"/>LOGICAL_READS_PER_CALL <text:s text:c="4"/></text:span><text:span text:style-name="Code_20_-_20_SQL"><text:span text:style-name="T14">1000</text:span></text:span><text:span text:style-name="Code_20_-_20_SQL"> </text:span></text:p>
      <text:p text:style-name="Code-SQL"><text:span text:style-name="Code_20_-_20_SQL"><text:s text:c="8"/>PRIVATE_SGA <text:s text:c="15"/>15K</text:span></text:p>
      <text:p text:style-name="Code-SQL"><text:span text:style-name="Code_20_-_20_SQL"><text:s text:c="8"/>COMPOSITE_LIMIT <text:s text:c="11"/></text:span><text:span text:style-name="Code_20_-_20_SQL"><text:span text:style-name="T14">5000000</text:span></text:span></text:p>
      <text:p text:style-name="Code-SQL"><text:span text:style-name="Code_20_-_20_SQL"><text:s text:c="8"/></text:span><text:span text:style-name="Code_20_-_20_SQL"><text:span text:style-name="T4">;</text:span></text:span></text:p>
      <text:p text:style-name="Text_20_body"><text:span text:style-name="Teletype"><text:span text:style-name="T15">Pour Air2Java_User on ajoutera :</text:span></text:span></text:p>
      <text:p text:style-name="Code-SQL"><text:span text:style-name="Code_20_-_20_SQL"><text:s text:c="8"/>FAILED_LOGIN_ATTEMPTS </text:span><text:span text:style-name="Code_20_-_20_SQL"><text:span text:style-name="T14">5</text:span></text:span></text:p>
      <text:p text:style-name="Code-SQL"><text:span text:style-name="Code_20_-_20_SQL"><text:s text:c="8"/>PASSWORD_LOCK_TIME </text:span><text:span text:style-name="Code_20_-_20_SQL"><text:span text:style-name="T14">1</text:span></text:span></text:p>
      <text:p text:style-name="Text_20_body"><text:span text:style-name="Teletype"><text:span text:style-name="T15">Pour Air2Java_Consult on ajoutera :</text:span></text:span></text:p>
      <text:p text:style-name="Code-SQL"><text:span text:style-name="Code_20_-_20_SQL"><text:s text:c="8"/>CONNECT_TIME <text:s text:c="14"/></text:span><text:span text:style-name="Code_20_-_20_SQL"><text:span text:style-name="T14">5</text:span></text:span></text:p>
      <text:list xml:id="list37412587" text:continue-numbering="true" text:style-name="L1">
        <text:list-item>
          <text:list>
            <text:list-item>
              <text:h text:style-name="P28" text:outline-level="2">Les utilisateurs</text:h>
            </text:list-item>
          </text:list>
        </text:list-item>
      </text:list>
      <text:p text:style-name="Text_20_body">La création des utilisateurs doit être fait par le SYSDBA, après la création du <text:span text:style-name="T10">TableSpace</text:span> Air2Java.</text:p>
      <text:list xml:id="list37406781" text:continue-numbering="true" text:style-name="L1">
        <text:list-item>
          <text:list>
            <text:list-item>
              <text:list>
                <text:list-item>
                  <text:h text:style-name="P24" text:outline-level="3">L'Administrateur</text:h>
                </text:list-item>
              </text:list>
            </text:list-item>
          </text:list>
        </text:list-item>
      </text:list>
      <text:p text:style-name="P2">Cet utilisateur a tout les droits sur la Base.</text:p>
      <text:p text:style-name="P2">Il s'agit en fait du propriétaire du shémas Oracle</text:p>
      <text:list xml:id="list37416628" text:continue-numbering="true" text:style-name="L1">
        <text:list-item>
          <text:list>
            <text:list-item>
              <text:list>
                <text:list-item>
                  <text:h text:style-name="P24" text:outline-level="3">Le Manager</text:h>
                </text:list-item>
              </text:list>
            </text:list-item>
          </text:list>
        </text:list-item>
      </text:list>
      <text:p text:style-name="P2">Cet utilisateur possède le droit d'éditer des données dans la base, mais ne peut pas en modifier la <text:soft-page-break/>structure.</text:p>
      <text:list xml:id="list37421899" text:continue-numbering="true" text:style-name="L1">
        <text:list-item>
          <text:list>
            <text:list-item>
              <text:list>
                <text:list-item>
                  <text:h text:style-name="P24" text:outline-level="3">Le Consultant</text:h>
                </text:list-item>
              </text:list>
            </text:list-item>
          </text:list>
        </text:list-item>
      </text:list>
      <text:p text:style-name="P2">Cet utilisateur n'a que le droit de lire certaines données de la base.</text:p>
      <text:list xml:id="list37413249" text:continue-numbering="true" text:style-name="L1">
        <text:list-item>
          <text:list>
            <text:list-item>
              <text:list>
                <text:list-item>
                  <text:h text:style-name="P23" text:outline-level="3">Scripts sql de création des utilisateurs</text:h>
                </text:list-item>
              </text:list>
            </text:list-item>
          </text:list>
        </text:list-item>
      </text:list>
      <text:p text:style-name="Text_20_body">Les 3 utilisateurs sont crées par le SysDBA avec les même instructions :</text:p>
      <text:p text:style-name="Code-SQL"><text:span text:style-name="Code_20_-_20_SQL"><text:span text:style-name="T11">-- -----------------------------</text:span></text:span></text:p>
      <text:p text:style-name="Code-SQL"><text:span text:style-name="Code_20_-_20_SQL"><text:span text:style-name="T11">-- Creation de l'admin</text:span></text:span></text:p>
      <text:p text:style-name="Code-SQL"><text:span text:style-name="Code_20_-_20_SQL"><text:span text:style-name="T11">-- -----------------------------</text:span></text:span></text:p>
      <text:p text:style-name="Code-SQL"><text:span text:style-name="Code_20_-_20_SQL"><text:span text:style-name="T3">CREATE</text:span></text:span><text:span text:style-name="Code_20_-_20_SQL"> USER Air2Java</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5"/>QUOTA UNLIMITED </text:span><text:span text:style-name="Code_20_-_20_SQL"><text:span text:style-name="T3">ON</text:span></text:span><text:span text:style-name="Code_20_-_20_SQL">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p text:style-name="Text_20_body"/>
      <text:p text:style-name="Code-SQL"><text:span text:style-name="Code_20_-_20_SQL"><text:span text:style-name="T11">-- -----------------------------</text:span></text:span></text:p>
      <text:p text:style-name="Code-SQL"><text:span text:style-name="Code_20_-_20_SQL"><text:span text:style-name="T11">-- Creation du manager</text:span></text:span></text:p>
      <text:p text:style-name="Code-SQL"><text:span text:style-name="Code_20_-_20_SQL"><text:span text:style-name="T11">-- -----------------------------</text:span></text:span></text:p>
      <text:p text:style-name="Code-SQL"><text:span text:style-name="Code_20_-_20_SQL"><text:span text:style-name="T3">CREATE</text:span></text:span><text:span text:style-name="Code_20_-_20_SQL"> USER Air2JavaUser</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User</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p text:style-name="Text_20_body"/>
      <text:p text:style-name="Code-SQL"><text:span text:style-name="Code_20_-_20_SQL"><text:span text:style-name="T11">-- -----------------------------</text:span></text:span></text:p>
      <text:p text:style-name="Code-SQL"><text:span text:style-name="Code_20_-_20_SQL"><text:span text:style-name="T11">-- Creation du consultant</text:span></text:span></text:p>
      <text:p text:style-name="Code-SQL"><text:span text:style-name="Code_20_-_20_SQL"><text:span text:style-name="T11">-- -----------------------------</text:span></text:span></text:p>
      <text:p text:style-name="Code-SQL"><text:span text:style-name="Code_20_-_20_SQL"><text:span text:style-name="T3">CREATE</text:span></text:span><text:span text:style-name="Code_20_-_20_SQL"> USER Air2JavaConsult</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Consult</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list xml:id="list37394209" text:continue-numbering="true" text:style-name="L1">
        <text:list-item>
          <text:list>
            <text:list-item>
              <text:h text:style-name="P28" text:outline-level="2">Les Rôles</text:h>
            </text:list-item>
          </text:list>
        </text:list-item>
      </text:list>
      <text:p text:style-name="Text_20_body">Nous avons besoin de créer trois Rôles, et de leur donner les privilèges en fonction des droits voulus.</text:p>
      <text:p text:style-name="Text_20_body">La création des rôles ainsi que les privilèges du rôle administrateurs doivent être faites par le SysDBA,<text:line-break/>L'assignation des privilèges pour les autres rôles se fait depuis un utilisateur ayant le rôle d'administration (user Air2Java).</text:p>
      <text:p text:style-name="Code-SQL"><text:span text:style-name="Code_20_-_20_SQL"><text:span text:style-name="T11">-- ---------------------------</text:span></text:span></text:p>
      <text:p text:style-name="Code-SQL"><text:span text:style-name="Code_20_-_20_SQL"><text:span text:style-name="T11">-- Creation des Roles</text:span></text:span></text:p>
      <text:p text:style-name="Code-SQL"><text:span text:style-name="Code_20_-_20_SQL"><text:span text:style-name="T11">-- ---------------------------</text:span></text:span></text:p>
      <text:p text:style-name="Code-SQL"><text:span text:style-name="Code_20_-_20_SQL"><text:span text:style-name="T3">CREATE</text:span></text:span><text:span text:style-name="Code_20_-_20_SQL"> ROLE R_Air2JavaAdmin</text:span><text:span text:style-name="Code_20_-_20_SQL"><text:span text:style-name="T4">;</text:span></text:span></text:p>
      <text:p text:style-name="Code-SQL"><text:span text:style-name="Code_20_-_20_SQL"><text:span text:style-name="T3">CREATE</text:span></text:span><text:span text:style-name="Code_20_-_20_SQL"> ROLE R_Air2JavaUser</text:span><text:span text:style-name="Code_20_-_20_SQL"><text:span text:style-name="T4">;</text:span></text:span></text:p>
      <text:p text:style-name="Code-SQL"><text:span text:style-name="Code_20_-_20_SQL"><text:span text:style-name="T3">CREATE</text:span></text:span><text:span text:style-name="Code_20_-_20_SQL"> ROLE R_Air2JavaConsult</text:span><text:span text:style-name="Code_20_-_20_SQL"><text:span text:style-name="T4">;</text:span></text:span></text:p>
      <text:p text:style-name="Text_20_body"/>
      <text:p text:style-name="Code-SQL"><text:span text:style-name="Code_20_-_20_SQL"><text:span text:style-name="T11">-- --------------------------------------------------</text:span></text:span></text:p>
      <text:p text:style-name="Code-SQL"><text:span text:style-name="Code_20_-_20_SQL"><text:span text:style-name="T11">-- Assignation des privileges au role R_Air2JavaAdmin</text:span></text:span></text:p>
      <text:p text:style-name="Code-SQL"><text:soft-page-break/><text:span text:style-name="Code_20_-_20_SQL"><text:span text:style-name="T11">--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span text:style-name="Code_20_-_20_SQL"> RESOURCE</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SSIO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TABLE</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PROCEDURE</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TRIGGER</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QUENCE</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VIEW</text:span></text:span></text:p>
      <text:p text:style-name="Code-SQL"><text:span text:style-name="Code_20_-_20_SQL"><text:s text:c="2"/></text:span><text:span text:style-name="Code_20_-_20_SQL"><text:span text:style-name="T3">TO</text:span></text:span><text:span text:style-name="Code_20_-_20_SQL"> R_Air2JavaAdmin</text:span><text:span text:style-name="Code_20_-_20_SQL"><text:span text:style-name="T4">;</text:span></text:span></text:p>
      <text:p text:style-name="Code-SQL"><text:span text:style-name="Code_20_-_20_SQL"><text:span text:style-name="T11">-- -------------------------------------------------</text:span></text:span></text:p>
      <text:p text:style-name="Code-SQL"><text:span text:style-name="Code_20_-_20_SQL"><text:span text:style-name="T11">-- Assignation des privileges au role R_Air2JavaUser</text:span></text:span></text:p>
      <text:p text:style-name="Code-SQL"><text:span text:style-name="Code_20_-_20_SQL"><text:span text:style-name="T11">--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SSION</text:span></text:p>
      <text:p text:style-name="Code-SQL"><text:span text:style-name="Code_20_-_20_SQL"><text:s text:c="2"/></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11">-- Privileges sur les tables</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text:span text:style-name="T4">,</text:span></text:span><text:span text:style-name="Code_20_-_20_SQL"> </text:span><text:span text:style-name="Code_20_-_20_SQL"><text:span text:style-name="T3">INSERT</text:span></text:span><text:span text:style-name="Code_20_-_20_SQL"><text:span text:style-name="T4">,</text:span></text:span><text:span text:style-name="Code_20_-_20_SQL"> </text:span><text:span text:style-name="Code_20_-_20_SQL"><text:span text:style-name="T3">UPDATE</text:span></text:span><text:span text:style-name="Code_20_-_20_SQL"><text:span text:style-name="T4">,</text:span></text:span><text:span text:style-name="Code_20_-_20_SQL"> </text:span><text:span text:style-name="Code_20_-_20_SQL"><text:span text:style-name="T3">DELETE</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S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TYPES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text:span text:style-name="T4">,</text:span></text:span><text:span text:style-name="Code_20_-_20_SQL"> </text:span><text:span text:style-name="Code_20_-_20_SQL"><text:span text:style-name="T3">INSERT</text:span></text:span><text:span text:style-name="Code_20_-_20_SQL"><text:span text:style-name="T4">,</text:span></text:span><text:span text:style-name="Code_20_-_20_SQL"> </text:span><text:span text:style-name="Code_20_-_20_SQL"><text:span text:style-name="T3">UPDATE</text:span></text:span><text:span text:style-name="Code_20_-_20_SQL"><text:span text:style-name="T4">,</text:span></text:span><text:span text:style-name="Code_20_-_20_SQL"> </text:span><text:span text:style-name="Code_20_-_20_SQL"><text:span text:style-name="T3">DELETE</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_POUR_ADRESSE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5">[...]</text:span></text:span></text:p>
      <text:p text:style-name="Text_20_body"><text:span text:style-name="Teletype"/></text:p>
      <text:p text:style-name="Code-SQL"><text:span text:style-name="Code_20_-_20_SQL"><text:span text:style-name="T11">-- ----------------------------------------------------</text:span></text:span></text:p>
      <text:p text:style-name="Code-SQL"><text:span text:style-name="Code_20_-_20_SQL"><text:span text:style-name="T11">-- Assignation des privileges au role R_Air2JavaConsult</text:span></text:span></text:p>
      <text:p text:style-name="Code-SQL"><text:span text:style-name="Code_20_-_20_SQL"><text:span text:style-name="T11">--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SSION</text:span></text:p>
      <text:p text:style-name="Code-SQL"><text:span text:style-name="Code_20_-_20_SQL"><text:s text:c="2"/></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11">-- Privileges sur les tables</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S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TYPES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_POUR_ADRESSE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5">[...]</text:span></text:span></text:p>
      <text:p text:style-name="Text_20_body"/>
      <text:p text:style-name="Code-SQL"><text:span text:style-name="Code_20_-_20_SQL"><text:span text:style-name="T11">-- --------------------------------------</text:span></text:span></text:p>
      <text:p text:style-name="Code-SQL"><text:span text:style-name="Code_20_-_20_SQL"><text:span text:style-name="T11">-- Assignation des roles aux utilisateurs</text:span></text:span></text:p>
      <text:p text:style-name="Code-SQL"><text:span text:style-name="Code_20_-_20_SQL"><text:span text:style-name="T11">-- --------------------------------------</text:span></text:span></text:p>
      <text:p text:style-name="Code-SQL"><text:span text:style-name="Code_20_-_20_SQL"><text:span text:style-name="T3">GRANT</text:span></text:span><text:span text:style-name="Code_20_-_20_SQL"> R_Air2JavaAdmin </text:span><text:span text:style-name="Code_20_-_20_SQL"><text:span text:style-name="T3">TO</text:span></text:span><text:span text:style-name="Code_20_-_20_SQL"> Air2Java</text:span><text:span text:style-name="Code_20_-_20_SQL"><text:span text:style-name="T4">;</text:span></text:span></text:p>
      <text:p text:style-name="Code-SQL"><text:span text:style-name="Code_20_-_20_SQL"><text:span text:style-name="T3">GRANT</text:span></text:span><text:span text:style-name="Code_20_-_20_SQL"> R_Air2JavaUser </text:span><text:span text:style-name="Code_20_-_20_SQL"><text:span text:style-name="T3">TO</text:span></text:span><text:span text:style-name="Code_20_-_20_SQL"> Air2JavaUser</text:span><text:span text:style-name="Code_20_-_20_SQL"><text:span text:style-name="T4">;</text:span></text:span></text:p>
      <text:p text:style-name="Code-SQL"><text:span text:style-name="Code_20_-_20_SQL"><text:span text:style-name="T3">GRANT</text:span></text:span><text:span text:style-name="Code_20_-_20_SQL"> R_Air2JavaConsult </text:span><text:span text:style-name="Code_20_-_20_SQL"><text:span text:style-name="T3">TO</text:span></text:span><text:span text:style-name="Code_20_-_20_SQL"> Air2JavaConsult</text:span><text:span text:style-name="Code_20_-_20_SQL"><text:span text:style-name="T4">;</text:span></text:span></text:p>
      <text:list xml:id="list37411075" text:continue-numbering="true" text:style-name="L1">
        <text:list-item>
          <text:h text:style-name="P30" text:outline-level="1">La mise en place de la base de données</text:h>
        </text:list-item>
      </text:list>
      <text:p text:style-name="Text_20_body">La base de donnée sera installée sur un serveur <text:span text:style-name="T9">Oracle 11gR2</text:span> sous <text:span text:style-name="T9">Windows 7</text:span>, choix imposé par le commanditaire.</text:p>
      <text:list xml:id="list37400831" text:continue-numbering="true" text:style-name="L1">
        <text:list-item>
          <text:list>
            <text:list-item>
              <text:h text:style-name="P28" text:outline-level="2">Création de la base</text:h>
            </text:list-item>
          </text:list>
        </text:list-item>
      </text:list>
      <text:p text:style-name="Text_20_body">La base devra être installée par un administrateur système du serveur Oracle.</text:p>
      <text:list xml:id="list37404495" text:continue-numbering="true" text:style-name="L1">
        <text:list-item>
          <text:list>
            <text:list-item>
              <text:list>
                <text:list-item>
                  <text:h text:style-name="P23" text:outline-level="3">Création du Schéma</text:h>
                </text:list-item>
              </text:list>
            </text:list-item>
          </text:list>
        </text:list-item>
      </text:list>
      <text:p text:style-name="Text_20_body">Sous <text:span text:style-name="T10">Oracle</text:span>, un <text:span text:style-name="T10">Schema</text:span> est créé pour chaque <text:span text:style-name="T10">User.</text:span><text:span text:style-name="T12"><text:line-break/>La base sera donc installée dans le schéma de l'utilisateur Air2Java.</text:span></text:p>
      <text:list xml:id="list37405894" text:continue-numbering="true" text:style-name="L1">
        <text:list-item>
          <text:list>
            <text:list-item>
              <text:list>
                <text:list-item>
                  <text:h text:style-name="P23" text:outline-level="3">Création du Tablespace</text:h>
                </text:list-item>
              </text:list>
            </text:list-item>
          </text:list>
        </text:list-item>
      </text:list>
      <text:p text:style-name="Text_20_body">L'application a son propre espace de travail </text:p>
      <text:p text:style-name="Code-SQL"><text:span text:style-name="Code_20_-_20_SQL"><text:span text:style-name="T11">-- --------------------------------------</text:span></text:span></text:p>
      <text:p text:style-name="Code-SQL"><text:span text:style-name="Code_20_-_20_SQL"><text:span text:style-name="T11">-- Creation du tablespace Air2Java</text:span></text:span></text:p>
      <text:p text:style-name="Code-SQL"><text:span text:style-name="Code_20_-_20_SQL"><text:span text:style-name="T11">-- --------------------------------------</text:span></text:span></text:p>
      <text:p text:style-name="Code-SQL"><text:span text:style-name="Code_20_-_20_SQL"><text:span text:style-name="T3">CREATE</text:span></text:span><text:span text:style-name="Code_20_-_20_SQL"> TABLESPACE Air2Java</text:span></text:p>
      <text:p text:style-name="Code-SQL"><text:span text:style-name="Code_20_-_20_SQL">DATAFILE </text:span><text:span text:style-name="Code_20_-_20_SQL"><text:span text:style-name="T6">'TS_Air2Java.DBF'</text:span></text:span><text:span text:style-name="Code_20_-_20_SQL"> SIZE 500M</text:span></text:p>
      <text:p text:style-name="Code-SQL"><text:span text:style-name="Code_20_-_20_SQL">ONLINE</text:span><text:span text:style-name="Code_20_-_20_SQL"><text:span text:style-name="T4">;</text:span></text:span></text:p>
      <text:list xml:id="list37390749" text:continue-numbering="true" text:style-name="L1">
        <text:list-item>
          <text:list>
            <text:list-item>
              <text:h text:style-name="P28" text:outline-level="2">Peuplement de la base</text:h>
            </text:list-item>
          </text:list>
        </text:list-item>
      </text:list>
      <text:p text:style-name="Text_20_body">Une fois la structure de la base installée, il faut y importer des données.</text:p>
      <text:p text:style-name="Text_20_body">Ce sont toutes les informations qui sont nécessaires pour le bon fonctionnement de la base.</text:p>
      <text:p text:style-name="Text_20_body">Il faudra faire attention à l'ordre dans lequel les données sont importées à cause des dépendances liées aux clés étrangères.</text:p>
      <text:list xml:id="list37406746" text:continue-numbering="true" text:style-name="L1">
        <text:list-item>
          <text:list>
            <text:list-item>
              <text:list>
                <text:list-item>
                  <text:h text:style-name="P23" text:outline-level="3">Les données applicatives</text:h>
                </text:list-item>
              </text:list>
            </text:list-item>
          </text:list>
        </text:list-item>
      </text:list>
      <text:p text:style-name="Text_20_body">Les données applicatives n'ont pas vocation à être modifiées lors de l'utilisation de l'application.</text:p>
      <text:p text:style-name="Text_20_body">Ces données sont le plus normées possible de manière a faciliter l'import/export dans un format définit pour d'autres applications (synchronisation de carnet d'adresse pour téléphone mobile ou messagerie, localisation gps, …)</text:p>
      <text:p text:style-name="Text_20_body">Ce sont par exemple les types de numéro de téléphone ou d'adresse (domicile, portable, bureau), ou encore la liste des pays du monde, des villes et des codes postaux. </text:p>
      <text:p text:style-name="Text_20_body">La mise à jour de ces données se fera au moment de la mise à jour de l'application par l'éditeur.</text:p>
      <text:list xml:id="list37420952" text:continue-numbering="true" text:style-name="L1">
        <text:list-item>
          <text:list>
            <text:list-item>
              <text:list>
                <text:list-item>
                  <text:h text:style-name="P23" text:outline-level="3">Les données métier</text:h>
                </text:list-item>
              </text:list>
            </text:list-item>
          </text:list>
        </text:list-item>
      </text:list>
      <text:p text:style-name="Text_20_body">Les données métiers ont été fournies par le commanditaire, et sont installées dans la version de départ.</text:p>
      <text:p text:style-name="Text_20_body">Elles pourront être modifiées occasionnellement par l'utilisateur lors de l'utilisation de l'application, <text:soft-page-break/>ces modifications pouvant être intégrées à de futures mise à jour de l'application.</text:p>
      <text:p text:style-name="Text_20_body">Ce sont par exemple les types d’œuvres (musique, danse, conte), la liste des instruments de musique, les spécialités des musiciens, ...</text:p>
      <text:list xml:id="list37417579" text:continue-numbering="true" text:style-name="L1">
        <text:list-item>
          <text:list>
            <text:list-item>
              <text:list>
                <text:list-item>
                  <text:h text:style-name="P23" text:outline-level="3">Le jeu de test</text:h>
                </text:list-item>
              </text:list>
            </text:list-item>
          </text:list>
        </text:list-item>
      </text:list>
      <text:p text:style-name="Text_20_body">Pour être sûr du bon fonctionnement de la base, et pour que l'utilisateur puisse se familiariser avec le fonctionnement de l'application, on fournira une série de données fictives.</text:p>
      <text:p text:style-name="Text_20_body">On choisira celles-ci de manière a pouvoir contrôler rapidement les résultats des requêtes testées (par exemple, on prendra les 26 noms de familles les plus courant, un par lettre de l'alphabet, et de même 26 prénoms féminin et masculins, pour composer 52 individus, ainsi, si lors d'une requête, le résultat fournit une identification nom/prénom ne commençant pas par la même lettre, l'erreur sera facile a voir).</text:p>
      <text:p text:style-name="Text_20_body">Pour être complet, le jeu de test devra peupler toutes les tables de la base, et répondre à toutes les cardinalités envisagées dans la conception.</text:p>
      <text:list xml:id="list37402493" text:continue-numbering="true" text:style-name="L1">
        <text:list-item>
          <text:list>
            <text:list-item>
              <text:h text:style-name="P28" text:outline-level="2">Scripts d'installation de la base</text:h>
            </text:list-item>
          </text:list>
        </text:list-item>
      </text:list>
      <text:p text:style-name="Text_20_body">La base est créée par une série de scripts SQL interprétés par SQL*Plus. Le lancement du script d’installation se fait simplement par :</text:p>
      <text:p text:style-name="Code-sh"><text:span text:style-name="Code_20_-_20_sh">$ sqlplus Air2Java/Air2Java@localhost/XE @Air2Java</text:span><text:span text:style-name="Code_20_-_20_sh"><text:span text:style-name="T4">.</text:span></text:span><text:span text:style-name="Code_20_-_20_sh">sql</text:span></text:p>
      <text:p text:style-name="Text_20_body">Ce script va se charger d'appeler tout les autres dans le bon ordre.</text:p>
      <text:p text:style-name="Code-sh-fichier"><text:span text:style-name="Code_20_-_20_sh_20_-_20_Fichier"><text:span text:style-name="T13">Air2Java.sql (extraits)</text:span></text:span></text:p>
      <text:p text:style-name="Code-sh"><text:span text:style-name="Code_20_-_20_sh"><text:span text:style-name="T4">–- On efface tout</text:span></text:span></text:p>
      <text:p text:style-name="P15"><text:span text:style-name="Code_20_-_20_sh">@@DROPS\DROP.sql</text:span></text:p>
      <text:p text:style-name="Code-sh"><text:span text:style-name="Code_20_-_20_sh"><text:span text:style-name="T4">-- On génère des séquences</text:span></text:span></text:p>
      <text:p text:style-name="P15"><text:span text:style-name="Code_20_-_20_sh">@@SEQUENCES\SEQ_ADRESSES.sql</text:span></text:p>
      <text:p text:style-name="P15"><text:span text:style-name="Code_20_-_20_sh">@@SEQUENCES\SEQ_ADRESSETYPES.sql</text:span></text:p>
      <text:p text:style-name="Code-sh"><text:span text:style-name="Code_20_-_20_sh"><text:span text:style-name="T4">-- On génère la structure des tables</text:span></text:span></text:p>
      <text:p text:style-name="P15"><text:span text:style-name="Code_20_-_20_sh">@@TABLES\ADRESSES.sql</text:span></text:p>
      <text:p text:style-name="P15"><text:span text:style-name="Code_20_-_20_sh">@@TABLES\ADRESSETYPES.sql</text:span></text:p>
      <text:p text:style-name="P15"><text:span text:style-name="Code_20_-_20_sh">@@TABLES\A_POUR_ADRESSE.sql</text:span></text:p>
      <text:p text:style-name="Code-sh"><text:span text:style-name="Code_20_-_20_sh"><text:span text:style-name="T4">-- On génère les vues</text:span></text:span></text:p>
      <text:p text:style-name="P15"><text:span text:style-name="Code_20_-_20_sh">@@VIEWS\VIEWOEUVRES.sql</text:span></text:p>
      <text:p text:style-name="Code-sh"><text:span text:style-name="Code_20_-_20_sh"><text:span text:style-name="T4">-- On génère le contenu des tables</text:span></text:span></text:p>
      <text:p text:style-name="P15"><text:span text:style-name="Code_20_-_20_sh">@@DATA_TABLE\ADRESSES.sql</text:span></text:p>
      <text:p text:style-name="P15"><text:span text:style-name="Code_20_-_20_sh">@@DATA_TABLE\ADRESSETYPES.sql</text:span></text:p>
      <text:p text:style-name="P15"><text:span text:style-name="Code_20_-_20_sh">@@DATA_TABLE\A_POUR_ADRESSE.sql</text:span></text:p>
      <text:p text:style-name="Code-sh"><text:span text:style-name="Code_20_-_20_sh"><text:span text:style-name="T4">-- On régénère les index</text:span></text:span></text:p>
      <text:p text:style-name="P15"><text:span text:style-name="Code_20_-_20_sh">@@INDEXES\PK_ADRESSETYPES.sql</text:span></text:p>
      <text:p text:style-name="P15"><text:span text:style-name="Code_20_-_20_sh">@@INDEXES\PK_ADRESSES.sql</text:span></text:p>
      <text:p text:style-name="P15"><text:span text:style-name="Code_20_-_20_sh">@@INDEXES\I_FK_A_POUR_ADRESSE_ADRESSETYP.sql</text:span></text:p>
      <text:p text:style-name="P15"><text:span text:style-name="Code_20_-_20_sh">@@INDEXES\I_FK_A_POUR_ADRESSE_ADRESSES.sql</text:span></text:p>
      <text:p text:style-name="P15"><text:span text:style-name="Code_20_-_20_sh">@@INDEXES\PK_A_POUR_ADRESSE.sql</text:span></text:p>
      <text:p text:style-name="P15"><text:span text:style-name="Code_20_-_20_sh">@@INDEXES\I_FK_A_POUR_ADRESSE_INDIVIDUS.sql</text:span></text:p>
      <text:p text:style-name="Code-sh"><text:span text:style-name="Code_20_-_20_sh"><text:span text:style-name="T4">-- On ajoute les contraintes</text:span></text:span></text:p>
      <text:p text:style-name="P15"><text:span text:style-name="Code_20_-_20_sh">@@CONSTRAINTS\ADRESSES.sql</text:span></text:p>
      <text:p text:style-name="P15"><text:span text:style-name="Code_20_-_20_sh">@@CONSTRAINTS\A_POUR_ADRESSE.sql</text:span></text:p>
      <text:p text:style-name="P15"><text:span text:style-name="Code_20_-_20_sh">@@CONSTRAINTS\ADRESSETYPES.sql</text:span></text:p>
      <text:p text:style-name="P15"><text:span text:style-name="Code_20_-_20_sh">@@REF_CONSTRAINTS\A_POUR_ADRESSE.sql</text:span></text:p>
      <text:p text:style-name="Code-sh"><text:span text:style-name="Code_20_-_20_sh"><text:span text:style-name="T4">-- On installe les packages de procédures</text:span></text:span></text:p>
      <text:p text:style-name="P15"><text:span text:style-name="Code_20_-_20_sh">@@PACKAGES\PACK_RENCONTRES.sql</text:span></text:p>
      <text:p text:style-name="P15"><text:span text:style-name="Code_20_-_20_sh">@@PACKAGE_BODIES\PACK_RENCONTRES.sql</text:span></text:p>
      <text:list xml:id="list37393234" text:continue-numbering="true" text:style-name="L1">
        <text:list-item>
          <text:list>
            <text:list-item>
              <text:h text:style-name="P28" text:outline-level="2"><text:soft-page-break/>Sauvegarde et restauration</text:h>
            </text:list-item>
          </text:list>
        </text:list-item>
      </text:list>
      <text:p text:style-name="Text_20_body">Pour sauvegarder et restaurer la base, on utilise les utilitaires IMP et EXP fournies par Oracle</text:p>
      <text:p text:style-name="Text_20_body">On se référera à la documentation de Microsoft pour automatiser les sauvegardes. </text:p>
      <text:list xml:id="list37401520" text:continue-numbering="true" text:style-name="L1">
        <text:list-item>
          <text:list>
            <text:list-item>
              <text:list>
                <text:list-item>
                  <text:h text:style-name="P23" text:outline-level="3">Exemples</text:h>
                </text:list-item>
              </text:list>
            </text:list-item>
          </text:list>
        </text:list-item>
      </text:list>
      <text:p text:style-name="Text_20_body">Export complet de la base :</text:p>
      <text:p text:style-name="Code-sh"><text:span text:style-name="Code_20_-_20_sh">$ exp userid=Air2Java/Air2Java owner=Air2Java file=export_full.dump log=export_full.log</text:span></text:p>
      <text:p text:style-name="Text_20_body">Import complet de la base :</text:p>
      <text:p text:style-name="Code-sh"><text:span text:style-name="Code_20_-_20_sh">$ imp userid=Air2Java/Air2Java owner=Air2Java file=export_full.dump log=import_full.log</text:span></text:p>
      <text:p text:style-name="Text_20_body">Copie de la base dans un autre schéma :</text:p>
      <text:p text:style-name="Code-sh"><text:span text:style-name="Code_20_-_20_sh">$ imp userid=system/system file=export_full.dump log=import_full.log fromuser=Air2Java touser=Air2JavaSave</text:span></text:p>
      <text:p text:style-name="Text_20_body">On pourra aussi exporter le résultat d'une requête (ici, la liste des emails invalides)</text:p>
      <text:p text:style-name="Code-sh"><text:span text:style-name="Code_20_-_20_sh">$ exp system/pass file=exp_emails.dmp tables=Air2Java.emails query="'where email_label not like '%@%.%''"</text:span></text:p>
      <text:p text:style-name="Text_20_body">et importer cette liste dans une autre base :</text:p>
      <text:p text:style-name="Code-sh"><text:span text:style-name="Code_20_-_20_sh">$ imp system/pass file=exp_emails.dmp fromuser=Air2Java touser=Air2JavaSave tables=emails_nonvalides log=imp.log</text:span></text:p>
      <text:list xml:id="list37410885" text:continue-numbering="true" text:style-name="L1">
        <text:list-item>
          <text:list>
            <text:list-item>
              <text:list>
                <text:list-item>
                  <text:h text:style-name="P23" text:outline-level="3">Scripts de sauvegarde et restauration</text:h>
                </text:list-item>
              </text:list>
            </text:list-item>
          </text:list>
        </text:list-item>
      </text:list>
      <text:p text:style-name="Text_20_body">Les paramètres des import/export seront gérées dans des fichiers de configuration <text:span text:style-name="T10">parfile </text:span>:</text:p>
      <text:p text:style-name="Code-sh-fichier"><text:span text:style-name="Code_20_-_20_sh_20_-_20_Fichier">Air2Java.prm</text:span></text:p>
      <text:p text:style-name="Code-sh"><text:span text:style-name="Code_20_-_20_sh">userid=Air2Java/Air2Java</text:span></text:p>
      <text:p text:style-name="Code-sh"><text:span text:style-name="Code_20_-_20_sh">file=export_full.dmp</text:span></text:p>
      <text:p text:style-name="Code-sh"><text:span text:style-name="Code_20_-_20_sh">log=export_full.log</text:span></text:p>
      <text:p text:style-name="Code-sh"><text:span text:style-name="Code_20_-_20_sh">owner=Air2Java</text:span></text:p>
      <text:p text:style-name="Text_20_body">On utilisera ensuite les commandes suivantes :</text:p>
      <text:p text:style-name="Code-sh"><text:span text:style-name="Code_20_-_20_sh">$ exp parfile=Air2Java.prm</text:span></text:p>
      <text:p text:style-name="Code-sh"><text:span text:style-name="Code_20_-_20_sh">$ imp parfile=Air2Java.prm</text:span></text:p>
      <text:p text:style-name="Text_20_body"/>
      <text:list xml:id="list37402099" text:continue-numbering="true" text:style-name="L1">
        <text:list-item>
          <text:h text:style-name="P29" text:outline-level="1">Manipuler les données avec SQL</text:h>
          <text:list>
            <text:list-item>
              <text:h text:style-name="P28" text:outline-level="2">Requêtes SQL</text:h>
            </text:list-item>
          </text:list>
        </text:list-item>
      </text:list>
      <text:p text:style-name="Text_20_body">SQL est le langage d'interrogation de la base de donnée.</text:p>
      <text:p text:style-name="Text_20_body">Voici quelques exemples de requêtes utilisées pour extraire des données :</text:p>
      <text:list xml:id="list37414231" text:continue-numbering="true" text:style-name="L1">
        <text:list-item>
          <text:list>
            <text:list-item>
              <text:list>
                <text:list-item>
                  <text:h text:style-name="P23" text:outline-level="3">Afficher tout les Individus contenus dans la base</text:h>
                </text:list-item>
              </text:list>
            </text:list-item>
          </text:list>
        </text:list-item>
      </text:list>
      <text:p text:style-name="Code-SQL"><text:span text:style-name="Teletype"><text:span text:style-name="T3">SELECT</text:span></text:span><text:span text:style-name="Teletype"> i</text:span><text:span text:style-name="Teletype"><text:span text:style-name="T4">.</text:span></text:span><text:span text:style-name="Teletype">id_individu</text:span></text:p>
      <text:p text:style-name="Code-SQL"><text:span text:style-name="Teletype"><text:span text:style-name="T4"><text:tab/>,</text:span></text:span><text:span text:style-name="Teletype"> email_label</text:span></text:p>
      <text:p text:style-name="Code-SQL"><text:soft-page-break/><text:span text:style-name="Teletype"><text:span text:style-name="T4"><text:tab/>,</text:span></text:span><text:span text:style-name="Teletype"> emailType_label </text:span><text:span text:style-name="Teletype"><text:span text:style-name="T3">as</text:span></text:span><text:span text:style-name="Teletype"> email_type</text:span></text:p>
      <text:p text:style-name="Code-SQL"><text:span text:style-name="Teletype"><text:tab/></text:span><text:span text:style-name="Teletype"><text:span text:style-name="T4">,</text:span></text:span><text:span text:style-name="Teletype"> nom</text:span></text:p>
      <text:p text:style-name="Code-SQL"><text:span text:style-name="Teletype"><text:span text:style-name="T4"><text:tab/>,</text:span></text:span><text:span text:style-name="Teletype"> prenom</text:span></text:p>
      <text:p text:style-name="Code-SQL"><text:span text:style-name="Teletype"><text:span text:style-name="T4"><text:tab/>,</text:span></text:span><text:span text:style-name="Teletype"> adr_label</text:span></text:p>
      <text:p text:style-name="Code-SQL"><text:span text:style-name="Teletype"><text:span text:style-name="T4"><text:tab/>,</text:span></text:span><text:span text:style-name="Teletype"> adr_cp</text:span></text:p>
      <text:p text:style-name="Code-SQL"><text:span text:style-name="Teletype"><text:span text:style-name="T4"><text:tab/>,</text:span></text:span><text:span text:style-name="Teletype"> adr_ville</text:span></text:p>
      <text:p text:style-name="Code-SQL"><text:span text:style-name="Teletype"><text:span text:style-name="T4"><text:tab/>,</text:span></text:span><text:span text:style-name="Teletype"> num_telephone</text:span></text:p>
      <text:p text:style-name="Code-SQL"><text:span text:style-name="Teletype"><text:tab/></text:span><text:span text:style-name="Teletype"><text:span text:style-name="T4">,</text:span></text:span><text:span text:style-name="Teletype"> teltype_label </text:span><text:span text:style-name="Teletype"><text:span text:style-name="T3">as</text:span></text:span><text:span text:style-name="Teletype"> tel_type</text:span></text:p>
      <text:p text:style-name="Code-SQL"><text:span text:style-name="Teletype"><text:span text:style-name="T3">FROM</text:span></text:span><text:span text:style-name="Teletype"> individus i</text:span></text:p>
      <text:p text:style-name="Code-SQL"><text:span text:style-name="Teletype"><text:s text:c="3"/></text:span><text:span text:style-name="Teletype"><text:span text:style-name="T3">LEFT</text:span></text:span><text:span text:style-name="Teletype"> </text:span><text:span text:style-name="Teletype"><text:span text:style-name="T3">OUTER</text:span></text:span><text:span text:style-name="Teletype"> </text:span><text:span text:style-name="Teletype"><text:span text:style-name="T3">JOIN</text:span></text:span><text:span text:style-name="Teletype"> a_pour_email ae</text:span></text:p>
      <text:p text:style-name="Code-SQL"><text:span text:style-name="Teletype"><text:s text:c="8"/></text:span><text:span text:style-name="Teletype"><text:span text:style-name="T3">ON</text:span></text:span><text:span text:style-name="Teletype"> i</text:span><text:span text:style-name="Teletype"><text:span text:style-name="T4">.</text:span></text:span><text:span text:style-name="Teletype">Id_Individu </text:span><text:span text:style-name="Teletype"><text:span text:style-name="T4">=</text:span></text:span><text:span text:style-name="Teletype"> ae</text:span><text:span text:style-name="Teletype"><text:span text:style-name="T4">.</text:span></text:span><text:span text:style-name="Teletype">Id_individu</text:span></text:p>
      <text:p text:style-name="Code-SQL"><text:span text:style-name="Teletype"><text:s text:c="8"/></text:span><text:span text:style-name="Teletype"><text:span text:style-name="T3">JOIN</text:span></text:span><text:span text:style-name="Teletype"> emails e</text:span></text:p>
      <text:p text:style-name="Code-SQL"><text:span text:style-name="Teletype"><text:s text:c="8"/></text:span><text:span text:style-name="Teletype"><text:span text:style-name="T3">USING</text:span></text:span><text:span text:style-name="Teletype"><text:span text:style-name="T4">(</text:span></text:span><text:span text:style-name="Teletype">id_email</text:span><text:span text:style-name="Teletype"><text:span text:style-name="T4">)</text:span></text:span></text:p>
      <text:p text:style-name="Code-SQL"><text:span text:style-name="Teletype"><text:s text:c="8"/></text:span><text:span text:style-name="Teletype"><text:span text:style-name="T3">LEFT</text:span></text:span><text:span text:style-name="Teletype"> </text:span><text:span text:style-name="Teletype"><text:span text:style-name="T3">OUTER</text:span></text:span><text:span text:style-name="Teletype"> </text:span><text:span text:style-name="Teletype"><text:span text:style-name="T3">JOIN</text:span></text:span><text:span text:style-name="Teletype"> emailTypes et </text:span></text:p>
      <text:p text:style-name="Code-SQL"><text:span text:style-name="Teletype"><text:s text:c="8"/></text:span><text:span text:style-name="Teletype"><text:span text:style-name="T3">ON</text:span></text:span><text:span text:style-name="Teletype"> ae</text:span><text:span text:style-name="Teletype"><text:span text:style-name="T4">.</text:span></text:span><text:span text:style-name="Teletype">Id_emailType </text:span><text:span text:style-name="Teletype"><text:span text:style-name="T4">=</text:span></text:span><text:span text:style-name="Teletype"> et</text:span><text:span text:style-name="Teletype"><text:span text:style-name="T4">.</text:span></text:span><text:span text:style-name="Teletype">Id_emailType</text:span></text:p>
      <text:p text:style-name="Code-SQL"><text:span text:style-name="Teletype"><text:s text:c="3"/></text:span><text:span text:style-name="Teletype"><text:span text:style-name="T3">LEFT</text:span></text:span><text:span text:style-name="Teletype"> </text:span><text:span text:style-name="Teletype"><text:span text:style-name="T3">OUTER</text:span></text:span><text:span text:style-name="Teletype"> </text:span><text:span text:style-name="Teletype"><text:span text:style-name="T3">JOIN</text:span></text:span><text:span text:style-name="Teletype"> a_pour_adresse aa</text:span></text:p>
      <text:p text:style-name="Code-SQL"><text:span text:style-name="Teletype"><text:s text:c="8"/></text:span><text:span text:style-name="Teletype"><text:span text:style-name="T3">ON</text:span></text:span><text:span text:style-name="Teletype"> i</text:span><text:span text:style-name="Teletype"><text:span text:style-name="T4">.</text:span></text:span><text:span text:style-name="Teletype">Id_Individu </text:span><text:span text:style-name="Teletype"><text:span text:style-name="T4">=</text:span></text:span><text:span text:style-name="Teletype"> aa</text:span><text:span text:style-name="Teletype"><text:span text:style-name="T4">.</text:span></text:span><text:span text:style-name="Teletype">Id_individu</text:span></text:p>
      <text:p text:style-name="Code-SQL"><text:span text:style-name="Teletype"><text:s text:c="8"/></text:span><text:span text:style-name="Teletype"><text:span text:style-name="T3">JOIN</text:span></text:span><text:span text:style-name="Teletype"> adresses adr </text:span></text:p>
      <text:p text:style-name="Code-SQL"><text:span text:style-name="Teletype"><text:s text:c="8"/></text:span><text:span text:style-name="Teletype"><text:span text:style-name="T3">USING</text:span></text:span><text:span text:style-name="Teletype"><text:span text:style-name="T4">(</text:span></text:span><text:span text:style-name="Teletype">Id_adresse</text:span><text:span text:style-name="Teletype"><text:span text:style-name="T4">)</text:span></text:span></text:p>
      <text:p text:style-name="Code-SQL"><text:span text:style-name="Teletype"><text:s text:c="3"/></text:span><text:span text:style-name="Teletype"><text:span text:style-name="T3">LEFT</text:span></text:span><text:span text:style-name="Teletype"> </text:span><text:span text:style-name="Teletype"><text:span text:style-name="T3">OUTER</text:span></text:span><text:span text:style-name="Teletype"> </text:span><text:span text:style-name="Teletype"><text:span text:style-name="T3">JOIN</text:span></text:span><text:span text:style-name="Teletype"> a_pour_tel at</text:span></text:p>
      <text:p text:style-name="Code-SQL"><text:span text:style-name="Teletype"><text:s text:c="8"/></text:span><text:span text:style-name="Teletype"><text:span text:style-name="T3">ON</text:span></text:span><text:span text:style-name="Teletype"> i</text:span><text:span text:style-name="Teletype"><text:span text:style-name="T4">.</text:span></text:span><text:span text:style-name="Teletype">Id_Individu </text:span><text:span text:style-name="Teletype"><text:span text:style-name="T4">=</text:span></text:span><text:span text:style-name="Teletype"> at</text:span><text:span text:style-name="Teletype"><text:span text:style-name="T4">.</text:span></text:span><text:span text:style-name="Teletype">Id_individu</text:span></text:p>
      <text:p text:style-name="Code-SQL"><text:span text:style-name="Teletype"><text:s text:c="8"/></text:span><text:span text:style-name="Teletype"><text:span text:style-name="T3">JOIN</text:span></text:span><text:span text:style-name="Teletype"> telephones t</text:span></text:p>
      <text:p text:style-name="Code-SQL"><text:span text:style-name="Teletype"><text:s text:c="8"/></text:span><text:span text:style-name="Teletype"><text:span text:style-name="T3">USING</text:span></text:span><text:span text:style-name="Teletype"><text:span text:style-name="T4">(</text:span></text:span><text:span text:style-name="Teletype">Id_telephone</text:span><text:span text:style-name="Teletype"><text:span text:style-name="T4">)</text:span></text:span></text:p>
      <text:p text:style-name="Code-SQL"><text:span text:style-name="Teletype"><text:s text:c="8"/></text:span><text:span text:style-name="Teletype"><text:span text:style-name="T3">LEFT</text:span></text:span><text:span text:style-name="Teletype"> </text:span><text:span text:style-name="Teletype"><text:span text:style-name="T3">OUTER</text:span></text:span><text:span text:style-name="Teletype"> </text:span><text:span text:style-name="Teletype"><text:span text:style-name="T3">JOIN</text:span></text:span><text:span text:style-name="Teletype"> telephoneTypes tt</text:span></text:p>
      <text:p text:style-name="Code-SQL"><text:span text:style-name="Teletype"><text:s text:c="8"/></text:span><text:span text:style-name="Teletype"><text:span text:style-name="T3">ON</text:span></text:span><text:span text:style-name="Teletype"> at</text:span><text:span text:style-name="Teletype"><text:span text:style-name="T4">.</text:span></text:span><text:span text:style-name="Teletype">Id_telType </text:span><text:span text:style-name="Teletype"><text:span text:style-name="T4">=</text:span></text:span><text:span text:style-name="Teletype"> tt</text:span><text:span text:style-name="Teletype"><text:span text:style-name="T4">.</text:span></text:span><text:span text:style-name="Teletype">Id_telType</text:span></text:p>
      <text:p text:style-name="Code-SQL"><text:span text:style-name="Teletype"><text:span text:style-name="T4">;</text:span></text:span></text:p>
      <text:list xml:id="list37404114" text:continue-numbering="true" text:style-name="L1">
        <text:list-item>
          <text:list>
            <text:list-item>
              <text:list>
                <text:list-item>
                  <text:h text:style-name="P23" text:outline-level="3">Les Groupes jouant un titre donné</text:h>
                </text:list-item>
              </text:list>
            </text:list-item>
          </text:list>
        </text:list-item>
      </text:list>
      <text:p text:style-name="Code-SQL"><text:span text:style-name="Code_20_-_20_SQL"><text:span text:style-name="T11">-- Interrogation des groupes jouant un titre donné.</text:span></text:span></text:p>
      <text:p text:style-name="Code-SQL"><text:span text:style-name="Code_20_-_20_SQL"><text:span text:style-name="T3">SELECT</text:span></text:span><text:span text:style-name="Code_20_-_20_SQL"> g</text:span><text:span text:style-name="Code_20_-_20_SQL"><text:span text:style-name="T4">.</text:span></text:span><text:span text:style-name="Code_20_-_20_SQL">denomination</text:span></text:p>
      <text:p text:style-name="Code-SQL"><text:span text:style-name="Code_20_-_20_SQL"><text:s/></text:span><text:span text:style-name="Code_20_-_20_SQL"><text:span text:style-name="T3">FROM</text:span></text:span><text:span text:style-name="Code_20_-_20_SQL"> joue j</text:span></text:p>
      <text:p text:style-name="Code-SQL"><text:span text:style-name="Code_20_-_20_SQL"><text:s/></text:span><text:span text:style-name="Code_20_-_20_SQL"><text:span text:style-name="T3">INNER</text:span></text:span><text:span text:style-name="Code_20_-_20_SQL"> </text:span><text:span text:style-name="Code_20_-_20_SQL"><text:span text:style-name="T3">JOIN</text:span></text:span><text:span text:style-name="Code_20_-_20_SQL"> groupes g</text:span></text:p>
      <text:p text:style-name="Code-SQL"><text:span text:style-name="Code_20_-_20_SQL"><text:s/></text:span><text:span text:style-name="Code_20_-_20_SQL"><text:span text:style-name="T3">ON</text:span></text:span><text:span text:style-name="Code_20_-_20_SQL"> j</text:span><text:span text:style-name="Code_20_-_20_SQL"><text:span text:style-name="T4">.</text:span></text:span><text:span text:style-name="Code_20_-_20_SQL">Id_groupe </text:span><text:span text:style-name="Code_20_-_20_SQL"><text:span text:style-name="T4">=</text:span></text:span><text:span text:style-name="Code_20_-_20_SQL"> g</text:span><text:span text:style-name="Code_20_-_20_SQL"><text:span text:style-name="T4">.</text:span></text:span><text:span text:style-name="Code_20_-_20_SQL">Id_groupe</text:span></text:p>
      <text:p text:style-name="Code-SQL"><text:span text:style-name="Code_20_-_20_SQL"><text:s/></text:span><text:span text:style-name="Code_20_-_20_SQL"><text:span text:style-name="T3">INNER</text:span></text:span><text:span text:style-name="Code_20_-_20_SQL"> </text:span><text:span text:style-name="Code_20_-_20_SQL"><text:span text:style-name="T3">JOIN</text:span></text:span><text:span text:style-name="Code_20_-_20_SQL"> oeuvres o</text:span></text:p>
      <text:p text:style-name="Code-SQL"><text:span text:style-name="Code_20_-_20_SQL"><text:s/></text:span><text:span text:style-name="Code_20_-_20_SQL"><text:span text:style-name="T3">ON</text:span></text:span><text:span text:style-name="Code_20_-_20_SQL"> j</text:span><text:span text:style-name="Code_20_-_20_SQL"><text:span text:style-name="T4">.</text:span></text:span><text:span text:style-name="Code_20_-_20_SQL">Id_oeuvre </text:span><text:span text:style-name="Code_20_-_20_SQL"><text:span text:style-name="T4">=</text:span></text:span><text:span text:style-name="Code_20_-_20_SQL"> o</text:span><text:span text:style-name="Code_20_-_20_SQL"><text:span text:style-name="T4">.</text:span></text:span><text:span text:style-name="Code_20_-_20_SQL">Id_oeuvre</text:span></text:p>
      <text:p text:style-name="Code-SQL"><text:span text:style-name="Code_20_-_20_SQL"><text:span text:style-name="T3"><text:s/>WHERE</text:span></text:span><text:span text:style-name="Code_20_-_20_SQL"> o</text:span><text:span text:style-name="Code_20_-_20_SQL"><text:span text:style-name="T4">.</text:span></text:span><text:span text:style-name="Code_20_-_20_SQL">titre_oeuvre </text:span><text:span text:style-name="Code_20_-_20_SQL"><text:span text:style-name="T3">LIKE</text:span></text:span><text:span text:style-name="Code_20_-_20_SQL"> </text:span><text:span text:style-name="Code_20_-_20_SQL"><text:span text:style-name="T6">'%&amp;oeuvr%'</text:span></text:span></text:p>
      <text:p text:style-name="Code-SQL"><text:span text:style-name="Code_20_-_20_SQL"><text:span text:style-name="T4">;</text:span></text:span></text:p>
      <text:list xml:id="list37421240" text:continue-numbering="true" text:style-name="L1">
        <text:list-item>
          <text:list>
            <text:list-item>
              <text:list>
                <text:list-item>
                  <text:h text:style-name="P23" text:outline-level="3"><text:span text:style-name="Code_20_-_20_sh">Les e-mails non conformes</text:span></text:h>
                </text:list-item>
              </text:list>
            </text:list-item>
          </text:list>
        </text:list-item>
      </text:list>
      <text:p text:style-name="Code-SQL"><text:span text:style-name="Code_20_-_20_SQL"><text:span text:style-name="T11">-- Liste des emails mal construits (nom@domaine.ext).</text:span></text:span></text:p>
      <text:p text:style-name="Code-SQL"><text:span text:style-name="Code_20_-_20_SQL"><text:span text:style-name="T3">SELECT</text:span></text:span><text:span text:style-name="Code_20_-_20_SQL"> </text:span><text:span text:style-name="Code_20_-_20_SQL"><text:span text:style-name="T4">*</text:span></text:span></text:p>
      <text:p text:style-name="Code-SQL"><text:span text:style-name="Code_20_-_20_SQL"><text:s/></text:span><text:span text:style-name="Code_20_-_20_SQL"><text:span text:style-name="T3">FROM</text:span></text:span><text:span text:style-name="Code_20_-_20_SQL"> emails</text:span></text:p>
      <text:p text:style-name="Code-SQL"><text:span text:style-name="Code_20_-_20_SQL"><text:span text:style-name="T3"><text:s/>WHERE</text:span></text:span><text:span text:style-name="Code_20_-_20_SQL"> email_label </text:span><text:span text:style-name="Code_20_-_20_SQL"><text:span text:style-name="T3">NOT LIKE</text:span></text:span><text:span text:style-name="Code_20_-_20_SQL"> </text:span><text:span text:style-name="Code_20_-_20_SQL"><text:span text:style-name="T6">'%@%.%'</text:span></text:span></text:p>
      <text:p text:style-name="Code-SQL"><text:span text:style-name="Code_20_-_20_SQL"><text:span text:style-name="T4">;</text:span></text:span></text:p>
      <text:p text:style-name="Text_20_body"/>
      <text:list xml:id="list37393056" text:continue-numbering="true" text:style-name="L1">
        <text:list-item>
          <text:list>
            <text:list-item>
              <text:h text:style-name="P28" text:outline-level="2">XML</text:h>
            </text:list-item>
          </text:list>
        </text:list-item>
      </text:list>
      <text:p text:style-name="Text_20_body">Oracle permet de sérialiser les réponses des requêtes. On obtient donc une représentation des données dans un format XML que l'on pourra utiliser directement.</text:p>
      <text:p text:style-name="Text_20_body">Oracle renverra un nœud par tuple, que l'on pourra ajouter à un document DOM par exemple.</text:p>
      <text:p text:style-name="Text_20_body">Il faudra formater le Select pour construire le modèle des nœuds à renvoyer.</text:p>
      <text:list xml:id="list37408475" text:continue-numbering="true" text:style-name="L1">
        <text:list-item>
          <text:list>
            <text:list-item>
              <text:list>
                <text:list-item>
                  <text:h text:style-name="P23" text:outline-level="3"><text:soft-page-break/>Les Individus</text:h>
                </text:list-item>
              </text:list>
            </text:list-item>
          </text:list>
        </text:list-item>
      </text:list>
      <text:p text:style-name="Text_20_body">Ici, on souhaite récupérer des Elements Individus ayant leur Id en argument et leur Nom, Prénom et date de naissance en nœuds enfants :</text:p>
      <text:p text:style-name="Code-SQL"><text:span text:style-name="Code_20_-_20_SQL"><text:span text:style-name="T3">SELECT</text:span></text:span></text:p>
      <text:p text:style-name="Code-SQL"><text:span text:style-name="Teletype">XMLSERIALIZE</text:span><text:span text:style-name="Teletype"><text:span text:style-name="T4">(</text:span></text:span></text:p>
      <text:p text:style-name="Code-SQL"><text:span text:style-name="Teletype"><text:s text:c="8"/>CONTENT XMLELEMENT</text:span><text:span text:style-name="Teletype"><text:span text:style-name="T4">(</text:span></text:span></text:p>
      <text:p text:style-name="Code-SQL"><text:span text:style-name="Teletype"><text:s text:c="16"/>NAME </text:span><text:span text:style-name="Teletype"><text:span text:style-name="T6">"Individu"</text:span></text:span><text:span text:style-name="Teletype"><text:span text:style-name="T4">,</text:span></text:span></text:p>
      <text:p text:style-name="Code-SQL"><text:span text:style-name="Teletype"><text:s text:c="16"/>XMLATTRIBUTES</text:span><text:span text:style-name="Teletype"><text:span text:style-name="T4">(</text:span></text:span></text:p>
      <text:p text:style-name="Code-SQL"><text:span text:style-name="Teletype"><text:s text:c="24"/>i</text:span><text:span text:style-name="Teletype"><text:span text:style-name="T4">.</text:span></text:span><text:span text:style-name="Teletype">id_individu </text:span><text:span text:style-name="Teletype"><text:span text:style-name="T6">"id"</text:span></text:span></text:p>
      <text:p text:style-name="Code-SQL"><text:span text:style-name="Teletype"><text:s text:c="16"/></text:span><text:span text:style-name="Teletype"><text:span text:style-name="T4">),</text:span></text:span></text:p>
      <text:p text:style-name="Code-SQL"><text:span text:style-name="Teletype"><text:s text:c="16"/>XMLFOREST</text:span><text:span text:style-name="Teletype"><text:span text:style-name="T4">(</text:span></text:span></text:p>
      <text:p text:style-name="Code-SQL"><text:span text:style-name="Teletype"><text:s text:c="24"/>nom </text:span><text:span text:style-name="Teletype"><text:span text:style-name="T6">"nom"</text:span></text:span><text:span text:style-name="Teletype"><text:span text:style-name="T4">,</text:span></text:span></text:p>
      <text:p text:style-name="Code-SQL"><text:span text:style-name="Teletype"><text:s text:c="24"/>prenom </text:span><text:span text:style-name="Teletype"><text:span text:style-name="T6">"prenom"</text:span></text:span><text:span text:style-name="Teletype"><text:span text:style-name="T4">,</text:span></text:span></text:p>
      <text:p text:style-name="Code-SQL"><text:span text:style-name="Teletype"><text:s text:c="24"/>date_naissance </text:span><text:span text:style-name="Teletype"><text:span text:style-name="T6">"date"</text:span></text:span></text:p>
      <text:p text:style-name="Code-SQL"><text:span text:style-name="Teletype"><text:s text:c="16"/></text:span><text:span text:style-name="Teletype"><text:span text:style-name="T4">)</text:span></text:span></text:p>
      <text:p text:style-name="Code-SQL"><text:span text:style-name="Teletype"><text:s text:c="8"/></text:span><text:span text:style-name="Teletype"><text:span text:style-name="T4">)</text:span></text:span></text:p>
      <text:p text:style-name="Code-SQL"><text:span text:style-name="Teletype"><text:span text:style-name="T4">)</text:span></text:span><text:span text:style-name="Teletype"> </text:span><text:span text:style-name="Teletype"><text:span text:style-name="T3">AS</text:span></text:span><text:span text:style-name="Teletype"> Individus</text:span></text:p>
      <text:p text:style-name="Code-SQL"><text:span text:style-name="Teletype"><text:span text:style-name="T3">FROM</text:span></text:span><text:span text:style-name="Teletype"> individus i<text:line-break/>/</text:span></text:p>
      <text:p text:style-name="Standard"><text:span text:style-name="Teletype"/></text:p>
      <text:p text:style-name="Text_20_body"><text:span text:style-name="Teletype">On obtiendra des tuples formatés comme on le désire :</text:span></text:p>
      <text:p text:style-name="P18"><text:span text:style-name="Teletype"><text:span text:style-name="T17">&lt;Individu id="65"&gt;&lt;nom&gt;Heller&lt;/nom&gt;&lt;prenom&gt;Romain&lt;/prenom&gt;&lt;date&gt;1977-09-02&lt;/date&gt;&lt;/Individu&gt;</text:span></text:span></text:p>
      <text:list xml:id="list37420869" text:continue-numbering="true" text:style-name="L1">
        <text:list-item>
          <text:list>
            <text:list-item>
              <text:list>
                <text:list-item>
                  <text:h text:style-name="P23" text:outline-level="3">Les Pays représentés par un groupe donné</text:h>
                </text:list-item>
              </text:list>
            </text:list-item>
          </text:list>
        </text:list-item>
      </text:list>
      <text:p text:style-name="Code-SQL"><text:span text:style-name="Teletype">SELECT</text:span></text:p>
      <text:p text:style-name="Code-SQL"><text:span text:style-name="Teletype">XMLSERIALIZE</text:span><text:span text:style-name="Teletype"><text:span text:style-name="T4">(</text:span></text:span></text:p>
      <text:p text:style-name="Code-SQL"><text:span text:style-name="Teletype"><text:s text:c="8"/>CONTENT XMLELEMENT</text:span><text:span text:style-name="Teletype"><text:span text:style-name="T4">(</text:span></text:span></text:p>
      <text:p text:style-name="Code-SQL"><text:span text:style-name="Teletype"><text:s text:c="16"/>NAME </text:span><text:span text:style-name="Teletype"><text:span text:style-name="T6">"pays"</text:span></text:span><text:span text:style-name="Teletype"><text:span text:style-name="T4">,</text:span></text:span></text:p>
      <text:p text:style-name="Code-SQL"><text:span text:style-name="Teletype"><text:s text:c="16"/>XMLATTRIBUTES</text:span><text:span text:style-name="Teletype"><text:span text:style-name="T4">(</text:span></text:span></text:p>
      <text:p text:style-name="Code-SQL"><text:span text:style-name="Teletype"><text:s text:c="24"/>id_pays </text:span><text:span text:style-name="Teletype"><text:span text:style-name="T6">"id"</text:span></text:span></text:p>
      <text:p text:style-name="Code-SQL"><text:span text:style-name="Teletype"><text:s text:c="16"/></text:span><text:span text:style-name="Teletype"><text:span text:style-name="T4">),</text:span></text:span></text:p>
      <text:p text:style-name="Code-SQL"><text:span text:style-name="Teletype"><text:s text:c="16"/>XMLFOREST</text:span><text:span text:style-name="Teletype"><text:span text:style-name="T4">(</text:span></text:span></text:p>
      <text:p text:style-name="Code-SQL"><text:span text:style-name="Teletype"><text:s text:c="24"/>pays_label </text:span><text:span text:style-name="Teletype"><text:span text:style-name="T6">"label"</text:span></text:span></text:p>
      <text:p text:style-name="Code-SQL"><text:span text:style-name="Teletype"><text:s text:c="16"/></text:span><text:span text:style-name="Teletype"><text:span text:style-name="T4">)</text:span></text:span></text:p>
      <text:p text:style-name="Code-SQL"><text:span text:style-name="Teletype"><text:s text:c="8"/></text:span><text:span text:style-name="Teletype"><text:span text:style-name="T4">)</text:span></text:span></text:p>
      <text:p text:style-name="Code-SQL"><text:span text:style-name="Teletype"><text:span text:style-name="T4">)</text:span></text:span><text:span text:style-name="Teletype"> </text:span><text:span text:style-name="Teletype"><text:span text:style-name="T3">AS</text:span></text:span><text:span text:style-name="Teletype"> Pays</text:span></text:p>
      <text:p text:style-name="Code-SQL"><text:span text:style-name="Teletype"><text:span text:style-name="T3">FROM</text:span></text:span><text:span text:style-name="Teletype"> pays</text:span></text:p>
      <text:p text:style-name="Code-SQL"><text:span text:style-name="Teletype"><text:s/></text:span><text:span text:style-name="Teletype"><text:span text:style-name="T3">RIGHT</text:span></text:span><text:span text:style-name="Teletype"> </text:span><text:span text:style-name="Teletype"><text:span text:style-name="T3">JOIN</text:span></text:span><text:span text:style-name="Teletype"> represente_pays</text:span></text:p>
      <text:p text:style-name="Code-SQL"><text:span text:style-name="Teletype"><text:s/></text:span><text:span text:style-name="Teletype"><text:span text:style-name="T3">USING</text:span></text:span><text:span text:style-name="Teletype"> </text:span><text:span text:style-name="Teletype"><text:span text:style-name="T4">(</text:span></text:span><text:span text:style-name="Teletype">id_pays</text:span><text:span text:style-name="Teletype"><text:span text:style-name="T4">)</text:span></text:span></text:p>
      <text:p text:style-name="Code-SQL"><text:span text:style-name="Teletype"><text:s/></text:span><text:span text:style-name="Teletype"><text:span text:style-name="T3">WHERE</text:span></text:span><text:span text:style-name="Teletype"> id_groupe </text:span><text:span text:style-name="Teletype"><text:span text:style-name="T4">=</text:span></text:span><text:span text:style-name="Teletype"> </text:span><text:span text:style-name="Teletype"><text:span text:style-name="T4">&amp;</text:span></text:span><text:span text:style-name="Teletype"><text:span text:style-name="T3">group</text:span></text:span></text:p>
      <text:p text:style-name="Code-SQL"><text:span text:style-name="Teletype">/</text:span></text:p>
      <text:p text:style-name="Text_20_body"><text:span text:style-name="Teletype"/></text:p>
      <text:p text:style-name="P16">Pour le Groupe 17 (Hop Cha Cha !)</text:p>
      <text:p text:style-name="P16"/>
      <text:p text:style-name="P16">&lt;pays id="67"&gt;&lt;label&gt;Bulgarie&lt;/label&gt;&lt;/pays&gt;</text:p>
      <text:p text:style-name="P17">&lt;pays id="97"&gt;&lt;label&gt;France&lt;/label&gt;&lt;/pays&gt;</text:p>
      <text:p text:style-name="P17">&lt;pays id="104"&gt;&lt;label&gt;Grèce&lt;/label&gt;&lt;/pays&gt;</text:p>
      <text:p text:style-name="P17">&lt;pays id="242"&gt;&lt;label&gt;Turquie&lt;/label&gt;&lt;/pays&gt;</text:p>
      <text:list xml:id="list37408242" text:continue-numbering="true" text:style-name="L1">
        <text:list-item>
          <text:list>
            <text:list-item>
              <text:h text:style-name="P28" text:outline-level="2">HTML</text:h>
            </text:list-item>
          </text:list>
        </text:list-item>
      </text:list>
      <text:p text:style-name="Text_20_body">Bien sûr, si on peut sortir les données au format XML, il est facile d'obtenir du HTML !</text:p>
      <text:list xml:id="list37409978" text:continue-numbering="true" text:style-name="L1">
        <text:list-item>
          <text:list>
            <text:list-item>
              <text:list>
                <text:list-item>
                  <text:h text:style-name="P23" text:outline-level="3"><text:soft-page-break/>Liste de tout les pays en &lt;div&gt;</text:h>
                </text:list-item>
              </text:list>
            </text:list-item>
          </text:list>
        </text:list-item>
      </text:list>
      <text:p text:style-name="Code-SQL"><text:span text:style-name="Teletype"><text:span text:style-name="T3">select</text:span></text:span><text:span text:style-name="Teletype"> XMLSERIALIZE</text:span></text:p>
      <text:p text:style-name="Code-SQL"><text:span text:style-name="Teletype">(</text:span></text:p>
      <text:p text:style-name="Code-SQL"><text:span text:style-name="Teletype"><text:s text:c="8"/>CONTENT</text:span></text:p>
      <text:p text:style-name="Code-SQL"><text:span text:style-name="Teletype"><text:s text:c="8"/>XMLELEMENT</text:span></text:p>
      <text:p text:style-name="Code-SQL"><text:span text:style-name="Teletype"><text:s text:c="8"/></text:span><text:span text:style-name="Teletype"><text:span text:style-name="T4">(</text:span></text:span></text:p>
      <text:p text:style-name="Code-SQL"><text:span text:style-name="Teletype"><text:s text:c="16"/>NAME </text:span><text:span text:style-name="Teletype"><text:span text:style-name="T6">"div"</text:span></text:span><text:span text:style-name="Teletype"><text:span text:style-name="T4">,</text:span></text:span></text:p>
      <text:p text:style-name="Code-SQL"><text:span text:style-name="Teletype"><text:s text:c="16"/>XMLATTRIBUTES</text:span><text:span text:style-name="Teletype"><text:span text:style-name="T4">(</text:span></text:span><text:span text:style-name="Teletype">id_pays </text:span><text:span text:style-name="Teletype"><text:span text:style-name="T6">"id"</text:span></text:span><text:span text:style-name="Teletype"><text:span text:style-name="T4">),</text:span></text:span></text:p>
      <text:p text:style-name="Code-SQL"><text:span text:style-name="Teletype"><text:s text:c="16"/>XMLFOREST</text:span><text:span text:style-name="Teletype"><text:span text:style-name="T4">(</text:span></text:span><text:span text:style-name="Teletype">pays_label </text:span><text:span text:style-name="Teletype"><text:span text:style-name="T6">"span"</text:span></text:span><text:span text:style-name="Teletype"><text:span text:style-name="T4">)</text:span></text:span></text:p>
      <text:p text:style-name="Code-SQL"><text:span text:style-name="Teletype"><text:s text:c="8"/></text:span><text:span text:style-name="Teletype"><text:span text:style-name="T4">)</text:span></text:span></text:p>
      <text:p text:style-name="Code-SQL"><text:span text:style-name="Teletype">)</text:span></text:p>
      <text:p text:style-name="Code-SQL"><text:span text:style-name="Teletype"><text:span text:style-name="T3">AS</text:span></text:span><text:span text:style-name="Teletype"> Pays</text:span></text:p>
      <text:p text:style-name="Code-SQL"><text:span text:style-name="Teletype"><text:span text:style-name="T3">from</text:span></text:span><text:span text:style-name="Teletype"> pays</text:span></text:p>
      <text:p text:style-name="Code-SQL"><text:span text:style-name="Teletype"><text:span text:style-name="T3">order</text:span></text:span><text:span text:style-name="Teletype"> </text:span><text:span text:style-name="Teletype"><text:span text:style-name="T3">by</text:span></text:span><text:span text:style-name="Teletype"> pays_label</text:span></text:p>
      <text:p text:style-name="Code-SQL"><text:span text:style-name="Teletype">/</text:span></text:p>
      <text:p text:style-name="Text_20_body"/>
      <text:p text:style-name="P16">&lt;div id="36"&gt;&lt;span&gt;Afghanistan&lt;/span&gt;&lt;/div&gt;<text:line-break/>&lt;div id="37"&gt;&lt;span&gt;Afrique du Sud&lt;/span&gt;&lt;/div&gt;<text:line-break/>[…]<text:line-break/>&lt;div id="97"&gt;&lt;span&gt;France&lt;/span&gt;&lt;/div&gt;<text:line-break/>[…]<text:line-break/>&lt;div id="249"&gt;&lt;span&gt;Yémen&lt;/span&gt;&lt;/div&gt;<text:line-break/>&lt;div id="250"&gt;&lt;span&gt;Zambie&lt;/span&gt;&lt;/div&gt;<text:line-break/>&lt;div id="251"&gt;&lt;span&gt;Zimbabwe&lt;/span&gt;&lt;/div&gt;</text:p>
      <text:list xml:id="list37417140" text:continue-numbering="true" text:style-name="L1">
        <text:list-item>
          <text:list>
            <text:list-item>
              <text:list>
                <text:list-item>
                  <text:h text:style-name="P23" text:outline-level="3">Liste des Pays pour un <text:s/>formulaire &lt;select&gt;</text:h>
                </text:list-item>
              </text:list>
            </text:list-item>
          </text:list>
        </text:list-item>
      </text:list>
      <text:p text:style-name="Code-SQL"><text:span text:style-name="Teletype"><text:span text:style-name="T3">select</text:span></text:span><text:span text:style-name="Teletype"> XMLSERIALIZE</text:span></text:p>
      <text:p text:style-name="Code-SQL"><text:span text:style-name="Teletype">(</text:span></text:p>
      <text:p text:style-name="Code-SQL"><text:span text:style-name="Teletype"><text:s text:c="8"/>CONTENT</text:span></text:p>
      <text:p text:style-name="Code-SQL"><text:span text:style-name="Teletype"><text:s text:c="8"/>XMLELEMENT</text:span></text:p>
      <text:p text:style-name="Code-SQL"><text:span text:style-name="Teletype"><text:s text:c="8"/></text:span><text:span text:style-name="Teletype"><text:span text:style-name="T4">(</text:span></text:span></text:p>
      <text:p text:style-name="Code-SQL"><text:span text:style-name="Teletype"><text:s text:c="16"/>NAME </text:span><text:span text:style-name="Teletype"><text:span text:style-name="T6">"option"</text:span></text:span><text:span text:style-name="Teletype"><text:span text:style-name="T4">,</text:span></text:span></text:p>
      <text:p text:style-name="Code-SQL"><text:span text:style-name="Teletype"><text:s text:c="16"/>XMLATTRIBUTES</text:span><text:span text:style-name="Teletype"><text:span text:style-name="T4">(</text:span></text:span><text:span text:style-name="Teletype">id_pays </text:span><text:span text:style-name="Teletype"><text:span text:style-name="T6">"id"</text:span></text:span><text:span text:style-name="Teletype"><text:span text:style-name="T4">),</text:span></text:span></text:p>
      <text:p text:style-name="Code-SQL"><text:span text:style-name="Teletype"><text:s text:c="16"/></text:span><text:span text:style-name="Teletype">pays_label</text:span></text:p>
      <text:p text:style-name="Code-SQL"><text:span text:style-name="Teletype"><text:s text:c="8"/></text:span><text:span text:style-name="Teletype"><text:span text:style-name="T4">)</text:span></text:span></text:p>
      <text:p text:style-name="Code-SQL"><text:span text:style-name="Teletype">)</text:span></text:p>
      <text:p text:style-name="Code-SQL"><text:span text:style-name="Teletype"><text:span text:style-name="T3">AS</text:span></text:span><text:span text:style-name="Teletype"> Pays</text:span></text:p>
      <text:p text:style-name="Code-SQL"><text:span text:style-name="Teletype"><text:span text:style-name="T3">from</text:span></text:span><text:span text:style-name="Teletype"> pays</text:span></text:p>
      <text:p text:style-name="Code-SQL"><text:span text:style-name="Teletype"><text:span text:style-name="T3">order</text:span></text:span><text:span text:style-name="Teletype"> </text:span><text:span text:style-name="Teletype"><text:span text:style-name="T3">by</text:span></text:span><text:span text:style-name="Teletype"> pays_label</text:span></text:p>
      <text:p text:style-name="Code-SQL"><text:span text:style-name="Teletype">/</text:span></text:p>
      <text:p text:style-name="Text_20_body"><text:span text:style-name="Teletype"/></text:p>
      <text:p text:style-name="Standard"><text:span text:style-name="Teletype"><text:span text:style-name="T17">&lt;option id="36"&gt;Afghanistan&lt;/option&gt;</text:span></text:span></text:p>
      <text:p text:style-name="P17">&lt;option id="37"&gt;Afrique du Sud&lt;/option&gt;</text:p>
      <text:p text:style-name="Standard"><text:span text:style-name="Teletype"><text:span text:style-name="T18">[...]</text:span></text:span></text:p>
      <text:p text:style-name="Standard"><text:span text:style-name="Teletype"><text:span text:style-name="T17">&lt;option id="250"&gt;Zambie&lt;/option&gt;</text:span></text:span></text:p>
      <text:p text:style-name="P17">&lt;option id="251"&gt;Zimbabwe&lt;/option&gt;</text:p>
      <text:p text:style-name="Text_20_body"/>
      <text:p text:style-name="Text_20_body">Il ne restera qu'a insérer le résultat de la requête entre les balises &lt;select name='Pays'&gt; et &lt;/select&gt;.</text:p>
      <text:list xml:id="list37401033" text:continue-numbering="true" text:style-name="L1">
        <text:list-item>
          <text:h text:style-name="P29" text:outline-level="1">Programmer dans le langage du SGBD</text:h>
        </text:list-item>
      </text:list>
      <text:p text:style-name="Text_20_body">Les SGBD permettent en général la programmation de procédures embarquées qui sont écécutées directement par le système. Cela permet en général de gagner en rapidité d'exécution puisqu'on est au plus près des données traitées, mais ce au détriment de la portabilité, puisque chaque SGBD <text:soft-page-break/>utilise un langage qui lui est propre.</text:p>
      <text:p text:style-name="Text_20_body">Oracle utilise usuellement le langage PL/SQL, dérivé de ADA, qui permet une approche fonctionnelle structuré en packages.</text:p>
      <text:list xml:id="list37420484" text:continue-numbering="true" text:style-name="L1">
        <text:list-item>
          <text:list>
            <text:list-item>
              <text:list>
                <text:list-item>
                  <text:h text:style-name="P23" text:outline-level="3">Exemples</text:h>
                </text:list-item>
              </text:list>
            </text:list-item>
          </text:list>
        </text:list-item>
      </text:list>
      <text:p text:style-name="Text_20_body">Quelques fonctions embarquées qui peuvent être utiles pour la gestion des Groupes :</text:p>
      <text:p text:style-name="Code-SQL"><text:span text:style-name="Teletype">-- Package Groupes</text:span></text:p>
      <text:p text:style-name="Code-SQL"><text:span text:style-name="Teletype">-- Pour tout ce qui touche a la gestion des Groupes</text:span></text:p>
      <text:p text:style-name="Code-SQL"><text:span text:style-name="Teletype"><text:span text:style-name="T3">CREATE</text:span></text:span><text:span text:style-name="Teletype"> </text:span><text:span text:style-name="Teletype"><text:span text:style-name="T3">OR</text:span></text:span><text:span text:style-name="Teletype"> </text:span><text:span text:style-name="Teletype"><text:span text:style-name="T3">REPLACE</text:span></text:span><text:span text:style-name="Teletype"> PACKAGE Pack_Groupes </text:span><text:span text:style-name="Teletype"><text:span text:style-name="T3">IS</text:span></text:span></text:p>
      <text:p text:style-name="Code-SQL"><text:span text:style-name="Teletype"><text:s text:c="8"/></text:span><text:span text:style-name="Teletype"><text:span text:style-name="T11">-- Déclaration de types globaux</text:span></text:span></text:p>
      <text:p text:style-name="Code-SQL"><text:span text:style-name="Teletype"><text:s text:c="8"/></text:span><text:span text:style-name="Teletype"><text:span text:style-name="T3">TYPE</text:span></text:span><text:span text:style-name="Teletype"> tgroupe </text:span><text:span text:style-name="Teletype"><text:span text:style-name="T3">IS</text:span></text:span><text:span text:style-name="Teletype"> RECORD </text:span><text:span text:style-name="Teletype"><text:span text:style-name="T4">(</text:span></text:span></text:p>
      <text:p text:style-name="Code-SQL"><text:span text:style-name="Teletype"><text:s text:c="16"/>groupe_id <text:s text:c="5"/>groupes</text:span><text:span text:style-name="Teletype"><text:span text:style-name="T4">.</text:span></text:span><text:span text:style-name="Teletype">id_groupe</text:span><text:span text:style-name="Teletype"><text:span text:style-name="T4">%</text:span></text:span><text:span text:style-name="Teletype"><text:span text:style-name="T3">TYPE</text:span></text:span></text:p>
      <text:p text:style-name="Code-SQL"><text:span text:style-name="Teletype"><text:s text:c="14"/></text:span><text:span text:style-name="Teletype"><text:span text:style-name="T4">,</text:span></text:span><text:span text:style-name="Teletype"> groupe_nom <text:s text:c="4"/>groupes</text:span><text:span text:style-name="Teletype"><text:span text:style-name="T4">.</text:span></text:span><text:span text:style-name="Teletype">denomination</text:span><text:span text:style-name="Teletype"><text:span text:style-name="T4">%</text:span></text:span><text:span text:style-name="Teletype"><text:span text:style-name="T3">TYPE</text:span></text:span></text:p>
      <text:p text:style-name="Code-SQL"><text:span text:style-name="Teletype"><text:s text:c="8"/></text:span><text:span text:style-name="Teletype"><text:span text:style-name="T4">);</text:span></text:span></text:p>
      <text:p text:style-name="Code-SQL"><text:span text:style-name="Teletype"><text:s text:c="8"/></text:span><text:span text:style-name="Teletype"><text:span text:style-name="T3">PROCEDURE</text:span></text:span><text:span text:style-name="Teletype"> groupe_not_in_rencontre</text:span><text:span text:style-name="Teletype"><text:span text:style-name="T4">(</text:span></text:span><text:span text:style-name="Teletype">r_Id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text:span text:style-name="T4">)</text:span></text:span><text:span text:style-name="Teletype"><text:span text:style-name="T4">;</text:span></text:span></text:p>
      <text:p text:style-name="Code-SQL"><text:span text:style-name="Teletype"><text:s text:c="8"/></text:span><text:span text:style-name="Teletype"><text:span text:style-name="T3">FUNCTION</text:span></text:span><text:span text:style-name="Teletype"> groupe_not_in_rencontre</text:span><text:span text:style-name="Teletype"><text:span text:style-name="T4">(</text:span></text:span><text:span text:style-name="Teletype">r_Id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text:span text:style-name="T4">)</text:span></text:span></text:p>
      <text:p text:style-name="Code-SQL"><text:span text:style-name="Teletype"><text:s text:c="16"/></text:span><text:span text:style-name="Teletype"><text:span text:style-name="T3">RETURN</text:span></text:span><text:span text:style-name="Teletype"> Pack_Groupes</text:span><text:span text:style-name="Teletype"><text:span text:style-name="T4">.</text:span></text:span><text:span text:style-name="Teletype">tgroupe </text:span><text:span text:style-name="Teletype"><text:span text:style-name="T4">;</text:span></text:span></text:p>
      <text:p text:style-name="Code-SQL"><text:span text:style-name="Teletype"><text:s text:c="8"/></text:span><text:span text:style-name="Teletype"><text:span text:style-name="T3">FUNCTION</text:span></text:span><text:span text:style-name="Teletype"> get_id_last_rencontre</text:span></text:p>
      <text:p text:style-name="Code-SQL"><text:span text:style-name="Teletype"><text:s text:c="16"/></text:span><text:span text:style-name="Teletype"><text:span text:style-name="T3">RETURN</text:span></text:span><text:span text:style-name="Teletype">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 </text:span><text:span text:style-name="Teletype"><text:span text:style-name="T4">;</text:span></text:span></text:p>
      <text:p text:style-name="Code-SQL"><text:span text:style-name="Teletype">END Pack_Groupes </text:span><text:span text:style-name="Teletype"><text:span text:style-name="T4">;</text:span></text:span></text:p>
      <text:p text:style-name="Code-SQL"><text:span text:style-name="Teletype">/</text:span></text:p>
      <text:p text:style-name="Code-SQL"><text:span text:style-name="Teletype"><text:span text:style-name="T3">CREATE</text:span></text:span><text:span text:style-name="Teletype"> </text:span><text:span text:style-name="Teletype"><text:span text:style-name="T3">OR</text:span></text:span><text:span text:style-name="Teletype"> </text:span><text:span text:style-name="Teletype"><text:span text:style-name="T3">REPLACE</text:span></text:span><text:span text:style-name="Teletype"> PACKAGE BODY Pack_Groupes </text:span><text:span text:style-name="Teletype"><text:span text:style-name="T3">IS</text:span></text:span></text:p>
      <text:p text:style-name="Code-SQL"><text:span text:style-name="Teletype">-- Procédure groupe_not_in_rencontre</text:span></text:p>
      <text:p text:style-name="Code-SQL"><text:span text:style-name="Teletype">-- Affiche les groupes @TODO Refaconner en Fonction !</text:span></text:p>
      <text:p text:style-name="Code-SQL"><text:span text:style-name="Teletype"><text:s text:c="8"/></text:span><text:span text:style-name="Teletype"><text:span text:style-name="T3">PROCEDURE</text:span></text:span><text:span text:style-name="Teletype"> groupe_not_in_rencontre</text:span><text:span text:style-name="Teletype"><text:span text:style-name="T4">(</text:span></text:span><text:span text:style-name="Teletype">r_Id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text:span text:style-name="T4">)</text:span></text:span><text:span text:style-name="Teletype"> </text:span><text:span text:style-name="Teletype"><text:span text:style-name="T3">IS</text:span></text:span></text:p>
      <text:p text:style-name="Code-SQL"><text:span text:style-name="Teletype"><text:s text:c="16"/>individ_id <text:s text:c="5"/>individus</text:span><text:span text:style-name="Teletype"><text:span text:style-name="T4">.</text:span></text:span><text:span text:style-name="Teletype">id_individu</text:span><text:span text:style-name="Teletype"><text:span text:style-name="T4">%</text:span></text:span><text:span text:style-name="Teletype"><text:span text:style-name="T3">TYPE</text:span></text:span><text:span text:style-name="Teletype"> <text:s text:c="6"/></text:span><text:span text:style-name="Teletype"><text:span text:style-name="T4">;</text:span></text:span></text:p>
      <text:p text:style-name="Code-SQL"><text:span text:style-name="Teletype"><text:s text:c="16"/>CURSOR C </text:span><text:span text:style-name="Teletype"><text:span text:style-name="T3">IS</text:span></text:span><text:span text:style-name="Teletype"> </text:span></text:p>
      <text:p text:style-name="Code-SQL"><text:span text:style-name="Teletype"><text:s text:c="24"/></text:span><text:span text:style-name="Teletype"><text:span text:style-name="T3">SELECT</text:span></text:span><text:span text:style-name="Teletype"> id_groupe</text:span><text:span text:style-name="Teletype"><text:span text:style-name="T4">,</text:span></text:span><text:span text:style-name="Teletype"> denomination</text:span></text:p>
      <text:p text:style-name="Code-SQL"><text:span text:style-name="Teletype"><text:s text:c="24"/></text:span><text:span text:style-name="Teletype"><text:span text:style-name="T3">FROM</text:span></text:span><text:span text:style-name="Teletype"> groupes</text:span></text:p>
      <text:p text:style-name="Code-SQL"><text:span text:style-name="Teletype"><text:s text:c="24"/></text:span><text:span text:style-name="Teletype"><text:span text:style-name="T3">WHERE</text:span></text:span><text:span text:style-name="Teletype"> groupes</text:span><text:span text:style-name="Teletype"><text:span text:style-name="T4">.</text:span></text:span><text:span text:style-name="Teletype">id_groupe </text:span><text:span text:style-name="Teletype"><text:span text:style-name="T3">NOT</text:span></text:span><text:span text:style-name="Teletype"> </text:span><text:span text:style-name="Teletype"><text:span text:style-name="T3">IN</text:span></text:span><text:span text:style-name="Teletype"> </text:span><text:span text:style-name="Teletype"><text:span text:style-name="T4">(</text:span></text:span></text:p>
      <text:p text:style-name="Code-SQL"><text:span text:style-name="Teletype"><text:s text:c="24"/></text:span><text:span text:style-name="Teletype"><text:span text:style-name="T11">-- Groupes qui participent à la rencontre r_id :</text:span></text:span></text:p>
      <text:p text:style-name="Code-SQL"><text:span text:style-name="Teletype"><text:s text:c="32"/></text:span><text:span text:style-name="Teletype"><text:span text:style-name="T3">SELECT</text:span></text:span><text:span text:style-name="Teletype"> </text:span><text:span text:style-name="Teletype"><text:span text:style-name="T3">UNIQUE</text:span></text:span><text:span text:style-name="Teletype"> g</text:span><text:span text:style-name="Teletype"><text:span text:style-name="T4">.</text:span></text:span><text:span text:style-name="Teletype">id_groupe</text:span></text:p>
      <text:p text:style-name="Code-SQL"><text:span text:style-name="Teletype"><text:s text:c="32"/></text:span><text:span text:style-name="Teletype"><text:span text:style-name="T3">FROM</text:span></text:span><text:span text:style-name="Teletype"> programme p</text:span></text:p>
      <text:p text:style-name="Code-SQL"><text:span text:style-name="Teletype"><text:s text:c="32"/></text:span><text:span text:style-name="Teletype"><text:span text:style-name="T3">INNER</text:span></text:span><text:span text:style-name="Teletype"> </text:span><text:span text:style-name="Teletype"><text:span text:style-name="T3">JOIN</text:span></text:span><text:span text:style-name="Teletype"> rencontres r</text:span></text:p>
      <text:p text:style-name="Code-SQL"><text:span text:style-name="Teletype"><text:s text:c="40"/></text:span><text:span text:style-name="Teletype"><text:span text:style-name="T3">ON</text:span></text:span><text:span text:style-name="Teletype"> p</text:span><text:span text:style-name="Teletype"><text:span text:style-name="T4">.</text:span></text:span><text:span text:style-name="Teletype">id_rencontre </text:span><text:span text:style-name="Teletype"><text:span text:style-name="T4">=</text:span></text:span><text:span text:style-name="Teletype"> r_id</text:span></text:p>
      <text:p text:style-name="Code-SQL"><text:span text:style-name="Teletype"><text:s text:c="32"/></text:span><text:span text:style-name="Teletype"><text:span text:style-name="T3">INNER</text:span></text:span><text:span text:style-name="Teletype"> </text:span><text:span text:style-name="Teletype"><text:span text:style-name="T3">JOIN</text:span></text:span><text:span text:style-name="Teletype"> groupes g</text:span></text:p>
      <text:p text:style-name="Code-SQL"><text:span text:style-name="Teletype"><text:s text:c="40"/></text:span><text:span text:style-name="Teletype"><text:span text:style-name="T3">ON</text:span></text:span><text:span text:style-name="Teletype"> p</text:span><text:span text:style-name="Teletype"><text:span text:style-name="T4">.</text:span></text:span><text:span text:style-name="Teletype">id_groupe </text:span><text:span text:style-name="Teletype"><text:span text:style-name="T4">=</text:span></text:span><text:span text:style-name="Teletype"> g</text:span><text:span text:style-name="Teletype"><text:span text:style-name="T4">.</text:span></text:span><text:span text:style-name="Teletype">id_groupe</text:span></text:p>
      <text:p text:style-name="Code-SQL"><text:span text:style-name="Teletype"><text:s text:c="24"/></text:span><text:span text:style-name="Teletype"><text:span text:style-name="T4">)</text:span></text:span></text:p>
      <text:p text:style-name="Code-SQL"><text:span text:style-name="Teletype"><text:s text:c="24"/></text:span><text:span text:style-name="Teletype"><text:span text:style-name="T3">ORDER</text:span></text:span><text:span text:style-name="Teletype"> </text:span><text:span text:style-name="Teletype"><text:span text:style-name="T3">BY</text:span></text:span><text:span text:style-name="Teletype"> denomination</text:span></text:p>
      <text:p text:style-name="Code-SQL"><text:span text:style-name="Teletype"><text:s text:c="24"/></text:span><text:span text:style-name="Teletype"><text:span text:style-name="T4">;</text:span></text:span></text:p>
      <text:p text:style-name="Code-SQL"><text:span text:style-name="Teletype"><text:s text:c="16"/>vgroupe <text:s/>tgroupe </text:span><text:span text:style-name="Teletype"><text:span text:style-name="T4">;</text:span></text:span></text:p>
      <text:p text:style-name="Code-SQL"><text:span text:style-name="Teletype"><text:s text:c="8"/>BEGIN</text:span></text:p>
      <text:p text:style-name="Code-SQL"><text:span text:style-name="Teletype"><text:s text:c="16"/>OPEN C</text:span><text:span text:style-name="Teletype"><text:span text:style-name="T4">;</text:span></text:span></text:p>
      <text:p text:style-name="Code-SQL"><text:span text:style-name="Teletype"><text:s text:c="16"/>LOOP </text:span></text:p>
      <text:p text:style-name="Code-SQL"><text:span text:style-name="Teletype"><text:s text:c="24"/>fetch C </text:span><text:span text:style-name="Teletype"><text:span text:style-name="T3">into</text:span></text:span><text:span text:style-name="Teletype"> vgroupe </text:span><text:span text:style-name="Teletype"><text:span text:style-name="T4">;</text:span></text:span></text:p>
      <text:p text:style-name="Code-SQL"><text:span text:style-name="Teletype"><text:s text:c="24"/>EXIT WHEN C</text:span><text:span text:style-name="Teletype"><text:span text:style-name="T4">%</text:span></text:span><text:span text:style-name="Teletype">NOTFOUND </text:span><text:span text:style-name="Teletype"><text:span text:style-name="T4">;</text:span></text:span></text:p>
      <text:p text:style-name="Code-SQL"><text:span text:style-name="Teletype"><text:s text:c="24"/>dbms_output</text:span><text:span text:style-name="Teletype"><text:span text:style-name="T4">.</text:span></text:span><text:span text:style-name="Teletype">put_line</text:span><text:span text:style-name="Teletype"><text:span text:style-name="T4">(</text:span></text:span></text:p>
      <text:p text:style-name="Code-SQL"><text:span text:style-name="Teletype"><text:s text:c="31"/></text:span><text:span text:style-name="Teletype"><text:span text:style-name="T6">'- '</text:span></text:span><text:span text:style-name="Teletype"> </text:span><text:span text:style-name="Teletype"><text:span text:style-name="T4">||</text:span></text:span><text:span text:style-name="Teletype"> vgroupe</text:span><text:span text:style-name="Teletype"><text:span text:style-name="T4">.</text:span></text:span><text:span text:style-name="Teletype">groupe_id</text:span></text:p>
      <text:p text:style-name="Code-SQL"><text:span text:style-name="Teletype"><text:s text:c="28"/></text:span><text:span text:style-name="Teletype"><text:span text:style-name="T4">||</text:span></text:span><text:span text:style-name="Teletype"> </text:span><text:span text:style-name="Teletype"><text:span text:style-name="T6">' : '</text:span></text:span><text:span text:style-name="Teletype"> </text:span><text:span text:style-name="Teletype"><text:span text:style-name="T4">||</text:span></text:span><text:span text:style-name="Teletype"> vgroupe</text:span><text:span text:style-name="Teletype"><text:span text:style-name="T4">.</text:span></text:span><text:span text:style-name="Teletype">groupe_nom</text:span></text:p>
      <text:p text:style-name="Code-SQL"><text:span text:style-name="Teletype"><text:s text:c="28"/></text:span><text:span text:style-name="Teletype"><text:span text:style-name="T4">||</text:span></text:span><text:span text:style-name="Teletype"> </text:span><text:span text:style-name="Teletype"><text:span text:style-name="T6">' '</text:span></text:span></text:p>
      <text:p text:style-name="Code-SQL"><text:span text:style-name="Teletype"><text:s text:c="24"/></text:span><text:span text:style-name="Teletype"><text:span text:style-name="T4">);</text:span></text:span></text:p>
      <text:p text:style-name="Code-SQL"><text:span text:style-name="Teletype"><text:s text:c="16"/>END LOOP</text:span><text:span text:style-name="Teletype"><text:span text:style-name="T4">;</text:span></text:span></text:p>
      <text:p text:style-name="Code-SQL"><text:span text:style-name="Teletype"><text:s text:c="16"/>CLOSE C</text:span><text:span text:style-name="Teletype"><text:span text:style-name="T4">;</text:span></text:span></text:p>
      <text:p text:style-name="Code-SQL"><text:soft-page-break/><text:span text:style-name="Teletype"><text:s text:c="8"/>END groupe_not_in_rencontre </text:span><text:span text:style-name="Teletype"><text:span text:style-name="T4">;</text:span></text:span></text:p>
      <text:p text:style-name="Code-SQL"><text:span text:style-name="Teletype"><text:s text:c="8"/></text:span><text:span text:style-name="Teletype"><text:span text:style-name="T3">FUNCTION</text:span></text:span><text:span text:style-name="Teletype"> groupe_not_in_reunion</text:span><text:span text:style-name="Teletype"><text:span text:style-name="T4">(</text:span></text:span><text:span text:style-name="Teletype">r_Id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text:span text:style-name="T4">)</text:span></text:span></text:p>
      <text:p text:style-name="Code-SQL"><text:span text:style-name="Teletype"><text:s text:c="8"/></text:span><text:span text:style-name="Teletype"><text:span text:style-name="T3">RETURN</text:span></text:span><text:span text:style-name="Teletype"> tgroupe </text:span><text:span text:style-name="Teletype"><text:span text:style-name="T3">IS</text:span></text:span></text:p>
      <text:p text:style-name="Code-SQL"><text:span text:style-name="Teletype"><text:s text:c="16"/>individ_id <text:s text:c="5"/>individus</text:span><text:span text:style-name="Teletype"><text:span text:style-name="T4">.</text:span></text:span><text:span text:style-name="Teletype">id_individu</text:span><text:span text:style-name="Teletype"><text:span text:style-name="T4">%</text:span></text:span><text:span text:style-name="Teletype"><text:span text:style-name="T3">TYPE</text:span></text:span><text:span text:style-name="Teletype"> <text:s text:c="6"/></text:span><text:span text:style-name="Teletype"><text:span text:style-name="T4">;</text:span></text:span></text:p>
      <text:p text:style-name="Code-SQL"><text:span text:style-name="Teletype"><text:s text:c="16"/>CURSOR C </text:span><text:span text:style-name="Teletype"><text:span text:style-name="T3">IS</text:span></text:span><text:span text:style-name="Teletype"> </text:span></text:p>
      <text:p text:style-name="Code-SQL"><text:span text:style-name="Teletype"><text:s text:c="24"/></text:span><text:span text:style-name="Teletype"><text:span text:style-name="T3">SELECT</text:span></text:span><text:span text:style-name="Teletype"> id_groupe</text:span><text:span text:style-name="Teletype"><text:span text:style-name="T4">,</text:span></text:span><text:span text:style-name="Teletype"> denomination</text:span></text:p>
      <text:p text:style-name="Code-SQL"><text:span text:style-name="Teletype"><text:s text:c="24"/></text:span><text:span text:style-name="Teletype"><text:span text:style-name="T3">FROM</text:span></text:span><text:span text:style-name="Teletype"> groupes</text:span></text:p>
      <text:p text:style-name="Code-SQL"><text:span text:style-name="Teletype"><text:s text:c="24"/></text:span><text:span text:style-name="Teletype"><text:span text:style-name="T3">WHERE</text:span></text:span><text:span text:style-name="Teletype"> groupes</text:span><text:span text:style-name="Teletype"><text:span text:style-name="T4">.</text:span></text:span><text:span text:style-name="Teletype">id_groupe </text:span><text:span text:style-name="Teletype"><text:span text:style-name="T3">NOT</text:span></text:span><text:span text:style-name="Teletype"> </text:span><text:span text:style-name="Teletype"><text:span text:style-name="T3">IN</text:span></text:span><text:span text:style-name="Teletype"> </text:span><text:span text:style-name="Teletype"><text:span text:style-name="T4">(</text:span></text:span></text:p>
      <text:p text:style-name="Code-SQL"><text:span text:style-name="Teletype"><text:s text:c="24"/></text:span><text:span text:style-name="Teletype"><text:span text:style-name="T11">-- Groupes qui participent à la rencontre r_id :</text:span></text:span></text:p>
      <text:p text:style-name="Code-SQL"><text:span text:style-name="Teletype"><text:s text:c="32"/></text:span><text:span text:style-name="Teletype"><text:span text:style-name="T3">SELECT</text:span></text:span><text:span text:style-name="Teletype"> </text:span><text:span text:style-name="Teletype"><text:span text:style-name="T3">UNIQUE</text:span></text:span><text:span text:style-name="Teletype"> g</text:span><text:span text:style-name="Teletype"><text:span text:style-name="T4">.</text:span></text:span><text:span text:style-name="Teletype">id_groupe</text:span></text:p>
      <text:p text:style-name="Code-SQL"><text:span text:style-name="Teletype"><text:s text:c="32"/></text:span><text:span text:style-name="Teletype"><text:span text:style-name="T3">FROM</text:span></text:span><text:span text:style-name="Teletype"> programme p</text:span></text:p>
      <text:p text:style-name="Code-SQL"><text:span text:style-name="Teletype"><text:s text:c="32"/></text:span><text:span text:style-name="Teletype"><text:span text:style-name="T3">INNER</text:span></text:span><text:span text:style-name="Teletype"> </text:span><text:span text:style-name="Teletype"><text:span text:style-name="T3">JOIN</text:span></text:span><text:span text:style-name="Teletype"> rencontres r</text:span></text:p>
      <text:p text:style-name="Code-SQL"><text:span text:style-name="Teletype"><text:s text:c="40"/></text:span><text:span text:style-name="Teletype"><text:span text:style-name="T3">ON</text:span></text:span><text:span text:style-name="Teletype"> p</text:span><text:span text:style-name="Teletype"><text:span text:style-name="T4">.</text:span></text:span><text:span text:style-name="Teletype">id_rencontre </text:span><text:span text:style-name="Teletype"><text:span text:style-name="T4">=</text:span></text:span><text:span text:style-name="Teletype"> r_id</text:span></text:p>
      <text:p text:style-name="Code-SQL"><text:span text:style-name="Teletype"><text:s text:c="32"/></text:span><text:span text:style-name="Teletype"><text:span text:style-name="T3">INNER</text:span></text:span><text:span text:style-name="Teletype"> </text:span><text:span text:style-name="Teletype"><text:span text:style-name="T3">JOIN</text:span></text:span><text:span text:style-name="Teletype"> groupes g</text:span></text:p>
      <text:p text:style-name="Code-SQL"><text:span text:style-name="Teletype"><text:s text:c="40"/></text:span><text:span text:style-name="Teletype"><text:span text:style-name="T3">ON</text:span></text:span><text:span text:style-name="Teletype"> p</text:span><text:span text:style-name="Teletype"><text:span text:style-name="T4">.</text:span></text:span><text:span text:style-name="Teletype">id_groupe </text:span><text:span text:style-name="Teletype"><text:span text:style-name="T4">=</text:span></text:span><text:span text:style-name="Teletype"> g</text:span><text:span text:style-name="Teletype"><text:span text:style-name="T4">.</text:span></text:span><text:span text:style-name="Teletype">id_groupe</text:span></text:p>
      <text:p text:style-name="Code-SQL"><text:span text:style-name="Teletype"><text:s text:c="24"/></text:span><text:span text:style-name="Teletype"><text:span text:style-name="T4">)</text:span></text:span></text:p>
      <text:p text:style-name="Code-SQL"><text:span text:style-name="Teletype"><text:s text:c="24"/></text:span><text:span text:style-name="Teletype"><text:span text:style-name="T3">ORDER</text:span></text:span><text:span text:style-name="Teletype"> </text:span><text:span text:style-name="Teletype"><text:span text:style-name="T3">BY</text:span></text:span><text:span text:style-name="Teletype"> denomination</text:span></text:p>
      <text:p text:style-name="Code-SQL"><text:span text:style-name="Teletype"><text:s text:c="24"/></text:span><text:span text:style-name="Teletype"><text:span text:style-name="T4">;</text:span></text:span></text:p>
      <text:p text:style-name="Code-SQL"><text:span text:style-name="Teletype"><text:s text:c="16"/>vgroupe <text:s/>tgroupe </text:span><text:span text:style-name="Teletype"><text:span text:style-name="T4">;</text:span></text:span></text:p>
      <text:p text:style-name="Code-SQL"><text:span text:style-name="Teletype"><text:s text:c="8"/>BEGIN</text:span></text:p>
      <text:p text:style-name="Code-SQL"><text:span text:style-name="Teletype"><text:s text:c="16"/>OPEN C</text:span><text:span text:style-name="Teletype"><text:span text:style-name="T4">;</text:span></text:span></text:p>
      <text:p text:style-name="Code-SQL"><text:span text:style-name="Teletype"><text:s text:c="16"/>LOOP </text:span></text:p>
      <text:p text:style-name="Code-SQL"><text:span text:style-name="Teletype"><text:s text:c="24"/>fetch C </text:span><text:span text:style-name="Teletype"><text:span text:style-name="T3">into</text:span></text:span><text:span text:style-name="Teletype"> vgroupe </text:span><text:span text:style-name="Teletype"><text:span text:style-name="T4">;</text:span></text:span></text:p>
      <text:p text:style-name="Code-SQL"><text:span text:style-name="Teletype"><text:s text:c="24"/>EXIT WHEN C</text:span><text:span text:style-name="Teletype"><text:span text:style-name="T4">%</text:span></text:span><text:span text:style-name="Teletype">NOTFOUND </text:span><text:span text:style-name="Teletype"><text:span text:style-name="T4">;</text:span></text:span></text:p>
      <text:p text:style-name="Code-SQL"><text:span text:style-name="Teletype"><text:s text:c="24"/>dbms_output</text:span><text:span text:style-name="Teletype"><text:span text:style-name="T4">.</text:span></text:span><text:span text:style-name="Teletype">put_line</text:span><text:span text:style-name="Teletype"><text:span text:style-name="T4">(</text:span></text:span></text:p>
      <text:p text:style-name="Code-SQL"><text:span text:style-name="Teletype"><text:s text:c="32"/></text:span><text:span text:style-name="Teletype"><text:span text:style-name="T6">'- '</text:span></text:span><text:span text:style-name="Teletype"> </text:span><text:span text:style-name="Teletype"><text:span text:style-name="T4">||</text:span></text:span><text:span text:style-name="Teletype"> vgroupe</text:span><text:span text:style-name="Teletype"><text:span text:style-name="T4">.</text:span></text:span><text:span text:style-name="Teletype">groupe_id</text:span></text:p>
      <text:p text:style-name="Code-SQL"><text:span text:style-name="Teletype"><text:s text:c="29"/></text:span><text:span text:style-name="Teletype"><text:span text:style-name="T4">||</text:span></text:span><text:span text:style-name="Teletype"> </text:span><text:span text:style-name="Teletype"><text:span text:style-name="T6">' : '</text:span></text:span><text:span text:style-name="Teletype"> </text:span><text:span text:style-name="Teletype"><text:span text:style-name="T4">||</text:span></text:span><text:span text:style-name="Teletype"> vgroupe</text:span><text:span text:style-name="Teletype"><text:span text:style-name="T4">.</text:span></text:span><text:span text:style-name="Teletype">groupe_nom</text:span></text:p>
      <text:p text:style-name="Code-SQL"><text:span text:style-name="Teletype"><text:s text:c="29"/></text:span><text:span text:style-name="Teletype"><text:span text:style-name="T4">||</text:span></text:span><text:span text:style-name="Teletype"> </text:span><text:span text:style-name="Teletype"><text:span text:style-name="T6">' '</text:span></text:span></text:p>
      <text:p text:style-name="Code-SQL"><text:span text:style-name="Teletype"><text:s text:c="24"/></text:span><text:span text:style-name="Teletype"><text:span text:style-name="T4">);</text:span></text:span></text:p>
      <text:p text:style-name="Code-SQL"><text:span text:style-name="Teletype"><text:s text:c="16"/>END LOOP</text:span><text:span text:style-name="Teletype"><text:span text:style-name="T4">;</text:span></text:span></text:p>
      <text:p text:style-name="Code-SQL"><text:span text:style-name="Teletype"><text:s text:c="16"/>CLOSE C</text:span><text:span text:style-name="Teletype"><text:span text:style-name="T4">;</text:span></text:span></text:p>
      <text:p text:style-name="Code-SQL"><text:span text:style-name="Teletype"><text:s text:c="8"/></text:span><text:span text:style-name="Teletype"><text:span text:style-name="T3">RETURN</text:span></text:span><text:span text:style-name="Teletype"><text:span text:style-name="T4">(</text:span></text:span><text:span text:style-name="Teletype">vgroupe</text:span><text:span text:style-name="Teletype"><text:span text:style-name="T4">);</text:span></text:span></text:p>
      <text:p text:style-name="Code-SQL"><text:span text:style-name="Teletype"><text:s text:c="8"/>END</text:span><text:span text:style-name="Teletype"><text:span text:style-name="T4">;</text:span></text:span></text:p>
      <text:p text:style-name="Code-SQL"><text:span text:style-name="Teletype"><text:span text:style-name="T11">-- Fonction get_id_last_rencontre</text:span></text:span></text:p>
      <text:p text:style-name="Code-SQL"><text:span text:style-name="Teletype">-- Retourne l'Id de la dernière rencontre</text:span></text:p>
      <text:p text:style-name="Code-SQL"><text:span text:style-name="Teletype"><text:s text:c="8"/></text:span><text:span text:style-name="Teletype"><text:span text:style-name="T3">FUNCTION</text:span></text:span><text:span text:style-name="Teletype"> get_id_last_rencontre</text:span></text:p>
      <text:p text:style-name="Code-SQL"><text:span text:style-name="Teletype"><text:s text:c="8"/></text:span><text:span text:style-name="Teletype"><text:span text:style-name="T3">RETURN</text:span></text:span><text:span text:style-name="Teletype"> 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 </text:span><text:span text:style-name="Teletype"><text:span text:style-name="T3">IS</text:span></text:span></text:p>
      <text:p text:style-name="Code-SQL"><text:span text:style-name="Teletype"><text:s text:c="16"/>id_ <text:s text:c="5"/>rencontres</text:span><text:span text:style-name="Teletype"><text:span text:style-name="T4">.</text:span></text:span><text:span text:style-name="Teletype">id_rencontre</text:span><text:span text:style-name="Teletype"><text:span text:style-name="T4">%</text:span></text:span><text:span text:style-name="Teletype"><text:span text:style-name="T3">TYPE</text:span></text:span><text:span text:style-name="Teletype"> <text:s text:c="6"/></text:span><text:span text:style-name="Teletype"><text:span text:style-name="T4">;</text:span></text:span></text:p>
      <text:p text:style-name="Code-SQL"><text:span text:style-name="Teletype"><text:s text:c="16"/>CURSOR C </text:span><text:span text:style-name="Teletype"><text:span text:style-name="T3">IS</text:span></text:span><text:span text:style-name="Teletype"> </text:span></text:p>
      <text:p text:style-name="Code-SQL"><text:span text:style-name="Teletype"><text:s text:c="24"/></text:span><text:span text:style-name="Teletype"><text:span text:style-name="T3">SELECT</text:span></text:span><text:span text:style-name="Teletype"> max</text:span><text:span text:style-name="Teletype"><text:span text:style-name="T4">(</text:span></text:span><text:span text:style-name="Teletype">Id_rencontre</text:span><text:span text:style-name="Teletype"><text:span text:style-name="T4">)</text:span></text:span><text:span text:style-name="Teletype"> </text:span><text:span text:style-name="Teletype"><text:span text:style-name="T3">FROM</text:span></text:span><text:span text:style-name="Teletype"> rencontres</text:span></text:p>
      <text:p text:style-name="Code-SQL"><text:span text:style-name="Teletype"><text:s text:c="16"/></text:span><text:span text:style-name="Teletype"><text:span text:style-name="T4">;</text:span></text:span></text:p>
      <text:p text:style-name="Code-SQL"><text:span text:style-name="Teletype"><text:s text:c="8"/>BEGIN</text:span></text:p>
      <text:p text:style-name="Code-SQL"><text:span text:style-name="Teletype"><text:s text:c="16"/>OPEN C</text:span><text:span text:style-name="Teletype"><text:span text:style-name="T4">;</text:span></text:span></text:p>
      <text:p text:style-name="Code-SQL"><text:span text:style-name="Teletype"><text:s text:c="16"/>LOOP </text:span></text:p>
      <text:p text:style-name="Code-SQL"><text:span text:style-name="Teletype"><text:s text:c="32"/>fetch C </text:span><text:span text:style-name="Teletype"><text:span text:style-name="T3">into</text:span></text:span><text:span text:style-name="Teletype"> id_ </text:span><text:span text:style-name="Teletype"><text:span text:style-name="T4">;</text:span></text:span></text:p>
      <text:p text:style-name="Code-SQL"><text:span text:style-name="Teletype"><text:s text:c="32"/>EXIT WHEN C</text:span><text:span text:style-name="Teletype"><text:span text:style-name="T4">%</text:span></text:span><text:span text:style-name="Teletype">NOTFOUND </text:span><text:span text:style-name="Teletype"><text:span text:style-name="T4">;</text:span></text:span></text:p>
      <text:p text:style-name="Code-SQL"><text:span text:style-name="Teletype"><text:s text:c="8"/></text:span><text:span text:style-name="Teletype"><text:span text:style-name="T11">/* <text:s text:c="21"/>dbms_output.put_line(</text:span></text:span></text:p>
      <text:p text:style-name="Code-SQL"><text:span text:style-name="Teletype"><text:s text:c="39"/></text:span><text:span text:style-name="Teletype"><text:span text:style-name="T9">'- ' || id_</text:span></text:span></text:p>
      <text:p text:style-name="Code-SQL"><text:span text:style-name="Teletype"><text:s text:c="32"/></text:span><text:span text:style-name="Teletype"><text:span text:style-name="T9">);</text:span></text:span></text:p>
      <text:p text:style-name="Code-SQL"><text:span text:style-name="Teletype"><text:s text:c="8"/></text:span><text:span text:style-name="Teletype"><text:span text:style-name="T9">*/</text:span></text:span></text:p>
      <text:p text:style-name="Code-SQL"><text:span text:style-name="Teletype"><text:s text:c="24"/>END LOOP</text:span><text:span text:style-name="Teletype"><text:span text:style-name="T4">;</text:span></text:span></text:p>
      <text:p text:style-name="Code-SQL"><text:span text:style-name="Teletype"><text:s text:c="16"/>CLOSE C</text:span><text:span text:style-name="Teletype"><text:span text:style-name="T4">;</text:span></text:span></text:p>
      <text:p text:style-name="Code-SQL"><text:span text:style-name="Teletype"><text:s text:c="8"/></text:span><text:span text:style-name="Teletype"><text:span text:style-name="T3">RETURN</text:span></text:span><text:span text:style-name="Teletype"> </text:span><text:span text:style-name="Teletype"><text:span text:style-name="T4">(</text:span></text:span><text:span text:style-name="Teletype">id_</text:span><text:span text:style-name="Teletype"><text:span text:style-name="T4">);</text:span></text:span></text:p>
      <text:p text:style-name="Code-SQL"><text:span text:style-name="Teletype"><text:s text:c="8"/>END get_id_last_rencontre</text:span><text:span text:style-name="Teletype"><text:span text:style-name="T4">;</text:span></text:span></text:p>
      <text:p text:style-name="Code-SQL"><text:span text:style-name="Teletype">END Pack_Groupes </text:span><text:span text:style-name="Teletype"><text:span text:style-name="T4">;</text:span></text:span></text:p>
      <text:p text:style-name="Code-SQL"><text:span text:style-name="Teletype">/</text:span></text:p>
      <text:list xml:id="list37405100" text:continue-numbering="true" text:style-name="L1">
        <text:list-item>
          <text:list>
            <text:list-item>
              <text:list>
                <text:list-item>
                  <text:h text:style-name="P25" text:outline-level="3"><text:soft-page-break/>Tests</text:h>
                </text:list-item>
              </text:list>
            </text:list-item>
          </text:list>
        </text:list-item>
      </text:list>
      <text:p text:style-name="Code-SQL"><text:span text:style-name="Teletype">/*</text:span></text:p>
      <text:p text:style-name="Code-SQL"><text:span text:style-name="Teletype"><text:s text:c="3"/></text:span><text:span text:style-name="Teletype"><text:span text:style-name="T9">set linesize 1400;</text:span></text:span></text:p>
      <text:p text:style-name="Code-SQL"><text:span text:style-name="Teletype"><text:s text:c="3"/></text:span><text:span text:style-name="Teletype"><text:span text:style-name="T9">set pagesize 40;</text:span></text:span></text:p>
      <text:p text:style-name="Code-SQL"><text:span text:style-name="Teletype"><text:s text:c="3"/></text:span><text:span text:style-name="Teletype"><text:span text:style-name="T9">set serveroutput on; </text:span></text:span></text:p>
      <text:p text:style-name="Code-SQL"><text:span text:style-name="Teletype"><text:s text:c="3"/></text:span><text:span text:style-name="Teletype"><text:span text:style-name="T9">set showmode on; <text:s/></text:span></text:span></text:p>
      <text:p text:style-name="Code-SQL"><text:span text:style-name="Teletype">*/</text:span></text:p>
      <text:p text:style-name="Code-SQL"><text:span text:style-name="Teletype">exec Pack_Groupes</text:span><text:span text:style-name="Teletype"><text:span text:style-name="T4">.</text:span></text:span><text:span text:style-name="Teletype">groupe_not_in_rencontre</text:span><text:span text:style-name="Teletype"><text:span text:style-name="T4">(&amp;</text:span></text:span><text:span text:style-name="Teletype">rid</text:span><text:span text:style-name="Teletype"><text:span text:style-name="T4">)</text:span></text:span><text:span text:style-name="Teletype"> </text:span><text:span text:style-name="Teletype"><text:span text:style-name="T4">;</text:span></text:span></text:p>
      <text:p text:style-name="Code-SQL"><text:span text:style-name="Teletype">-- Tests id_last_rencontre</text:span></text:p>
      <text:p text:style-name="Code-SQL"><text:span text:style-name="Teletype"><text:span text:style-name="T3">select</text:span></text:span><text:span text:style-name="Teletype"> Pack_Groupes</text:span><text:span text:style-name="Teletype"><text:span text:style-name="T4">.</text:span></text:span><text:span text:style-name="Teletype">get_id_last_rencontre</text:span><text:span text:style-name="Teletype"><text:span text:style-name="T4">()</text:span></text:span><text:span text:style-name="Teletype"> </text:span><text:span text:style-name="Teletype"><text:span text:style-name="T3">from</text:span></text:span><text:span text:style-name="Teletype"> dual </text:span><text:span text:style-name="Teletype"><text:span text:style-name="T4">;</text:span></text:span></text:p>
      <text:p text:style-name="Code-SQL"><text:span text:style-name="Teletype"><text:span text:style-name="T3">select</text:span></text:span><text:span text:style-name="Teletype"> </text:span><text:span text:style-name="Teletype"><text:span text:style-name="T4">*</text:span></text:span><text:span text:style-name="Teletype"> </text:span><text:span text:style-name="Teletype"><text:span text:style-name="T3">from</text:span></text:span><text:span text:style-name="Teletype"> rencontres </text:span><text:span text:style-name="Teletype"><text:span text:style-name="T3">where</text:span></text:span><text:span text:style-name="Teletype"> id_rencontre </text:span><text:span text:style-name="Teletype"><text:span text:style-name="T4">=</text:span></text:span><text:span text:style-name="Teletype"> Pack_Groupes</text:span><text:span text:style-name="Teletype"><text:span text:style-name="T4">.</text:span></text:span><text:span text:style-name="Teletype">get_id_last_rencontre</text:span><text:span text:style-name="Teletype"><text:span text:style-name="T4">()</text:span></text:span><text:span text:style-name="Teletype"> </text:span><text:span text:style-name="Teletype"><text:span text:style-name="T4">;</text:span></text:span></text:p>
      <text:p text:style-name="Code-SQL"/>
      <text:p text:style-name="Text_20_body"/>
      <text:p text:style-name="Text_20_body"/>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Repro Interdite" text:anchor-type="as-char" svg:width="15cm" svg:height="4.627cm" fo:min-height="18%" draw:z-index="2"><draw:text-box><text:p text:style-name="P10">Reproduction interdite</text:p><text:p text:style-name="P11"/><text:p text:style-name="P12">Article L 122-4 du code de la propriété intellectuelle.</text:p><text:p text:style-name="P12">« toute représentation ou reproduction intégrale ou partielle faite sans le consentement de l’auteur ou de ses ayants droits ou ayants cause est illicite. Il en est de même pour la traduction, l’adaptation ou la reproduction par un art ou un procédé quelconques.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Mangal1" svg:font-family="Mangal"/>
    <style:font-face style:name="Myriad Pro Cond" svg:font-family="'Myriad Pro Cond', sans-serif"/>
    <style:font-face style:name="Myriad Pro" svg:font-family="'Myriad Pro', sans-serif"/>
    <style:font-face style:name="OpenSymbol" svg:font-family="OpenSymbol"/>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ext" style:family="paragraph" style:parent-style-name="Caption" style:class="extra"/>
    <style:style style:name="Code-sh" style:family="paragraph" style:parent-style-name="Preformatted_20_Text" style:next-style-name="Text_20_body" style:master-page-name="">
      <style:paragraph-properties fo:margin="100%" fo:margin-left="1cm" fo:margin-right="0cm" fo:margin-top="0cm" fo:margin-bottom="0cm" fo:text-indent="0cm" style:auto-text-indent="false" style:page-number="auto" fo:background-color="transparent" fo:padding="0.049cm" fo:border="0.002cm solid #000000" style:shadow="none">
        <style:tab-stops/>
        <style:background-image/>
      </style:paragraph-properties>
      <style:text-properties style:font-name="Lucida Consol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100%" fo:margin-left="0cm" fo:margin-right="0cm" fo:margin-top="5.001cm" fo:margin-bottom="1cm" fo:text-align="center" style:justify-single-word="false" fo:keep-together="always" fo:text-indent="0cm" style:auto-text-indent="true" style:page-number="auto" fo:break-before="auto" fo:break-after="auto" fo:padding="0.049cm" fo:border="0.002cm solid #000000" style:shadow="non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padding="0.049cm" fo:border="0.002cm solid #000000" style:shadow="non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de-sh-fichier" style:family="paragraph" style:parent-style-name="Code-sh" style:next-style-name="Code-sh" style:master-page-name="">
      <style:paragraph-properties fo:text-align="center" style:justify-single-word="false" style:page-number="auto"/>
      <style:text-properties fo:font-style="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SQL" style:family="paragraph" style:parent-style-name="Preformatted_20_Text" style:next-style-name="Text_20_body" style:master-page-name="">
      <style:paragraph-properties fo:margin="100%" fo:margin-left="0.499cm" fo:margin-right="0cm" fo:margin-top="0cm" fo:margin-bottom="0cm" fo:text-indent="0cm" style:auto-text-indent="true" style:page-number="auto" fo:background-color="transparent" fo:padding="0.049cm" fo:border="0.002cm solid #000000" style:shadow="none">
        <style:tab-stops/>
        <style:background-image/>
      </style:paragraph-properties>
      <style:text-properties style:font-name="Lucida Conso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ode_20_-_20_sh" style:display-name="Code - sh" style:family="text" style:parent-style-name="Source_20_Text">
      <style:text-properties style:font-name="Lucida Console"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Code_20_-_20_sh_20_-_20_Fichier" style:display-name="Code - sh - Fichier" style:family="text" style:parent-style-name="Code_20_-_20_sh">
      <style:text-properties style:font-name="Lucida Console" fo:font-size="10pt" fo:font-style="italic" fo:background-color="transparent" style:font-name-asian="NSimSun" style:font-size-asian="10pt" style:font-name-complex="Courier New" style:font-size-complex="10pt"/>
    </style:style>
    <style:style style:name="Code_20_-_20_SQL" style:display-name="Code - SQL" style:family="text" style:parent-style-name="Code_20_-_20_sh">
      <style:text-properties style:font-name="Lucida Console" fo:font-size="10pt" fo:background-color="transparent" style:font-name-asian="NSimSun" style:font-size-asian="10pt" style:font-name-complex="Courier New"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9.999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true">
          <style:background-image/>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subject>Développer la persistance des données</text:subject><text:tab/><text:tab/><text:span text:style-name="MT1"><text:chapter text:display="number-and-name" text:outline-level="2"/></text:span></text:p>
      </style:header>
      <style:header-left>
        <text:p text:style-name="Header"><text:span text:style-name="MT1"><text:subject>Développer la persistance des données</text:subject></text:span><text:span text:style-name="MT1"><text:tab/><text:tab/></text:span><text:span text:style-name="MT1"><text:chapter text:display="number-and-name" text:outline-level="2"/></text:span></text:p>
      </style:header-left>
      <style:footer>
        <text:p text:style-name="Footer"><text:initial-creator>Romain Heller</text:initial-creator><text:tab/><text:title>Développeur Logiciel Architecte</text:title><text:tab/><text:page-number text:select-page="current">3</text:page-number>/<text:page-count>24</text:page-count></text:p>
      </style:footer>
      <style:footer-left>
        <text:p text:style-name="Footer"><text:initial-creator>Romain Heller</text:initial-creator><text:tab/><text:title>Développeur Logiciel Architecte</text:title><text:tab/><text:page-number text:select-page="current">2</text:page-number>/<text:page-count>24</text:page-count></text:p>
      </style:footer-left>
    </style:master-page>
    <style:master-page style:name="HTML" style:page-layout-name="Mpm2"/>
    <style:master-page style:name="First_20_Page" style:display-name="First Page" style:page-layout-name="Mpm3" style:next-style-name="Standard">
      <style:footer>
        <text:p text:style-name="Footer"/>
      </style:footer>
    </style:master-page>
    <style:master-page style:name="Right_20_Page" style:display-name="Right Page" style:page-layout-name="Mpm4">
      <style:header>
        <text:p text:style-name="Header"><text:subject>Développer la persistance des données</text:subject><text:tab/><text:tab/><text:span text:style-name="MT1"><text:chapter text:display="number-and-name" text:outline-level="2"/></text:span></text:p>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Heller</meta:initial-creator>
    <meta:creation-date>2014-01-20T14:08:27.76</meta:creation-date>
    <dc:date>2014-04-23T17:25:00.28</dc:date>
    <dc:creator>Romain Heller</dc:creator>
    <meta:editing-duration>PT12H17M30S</meta:editing-duration>
    <meta:editing-cycles>13</meta:editing-cycles>
    <meta:generator>OpenOffice/4.0.1$Win32 OpenOffice.org_project/401m5$Build-9714</meta:generator>
    <dc:description>MODULE (CCP) 2 : Développer la persistance des
données
 - modéliser les données
 - mettre en place la base de données
 - manipuler les données avec le langage de requête SQL
 - programmer dans le langage du SGBD (triggers et procédures stockées)
 - utiliser l’anglais dans son activité professionnelle en informatique
 - actualiser ses compétences techniques</dc:description>
    <dc:subject>Développer la persistance des données</dc:subject>
    <dc:title>Développeur Logiciel Architecte</dc:title>
    <meta:printed-by>Romain Heller</meta:printed-by>
    <meta:print-date>2014-04-23T10:01:21.49</meta:print-date>
    <meta:document-statistic meta:table-count="0" meta:image-count="2" meta:object-count="0" meta:page-count="24" meta:paragraph-count="614" meta:word-count="3182" meta:character-count="25584"/>
  </office:meta>
</office:document-meta>
</file>